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nos" svg:font-family="Tino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0.1743in" style:rel-column-width="1757*"/>
    </style:style>
    <style:style style:name="Table2.B" style:family="table-column">
      <style:table-column-properties style:column-width="6.3257in" style:rel-column-width="63778*"/>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0.1743in" style:rel-column-width="1757*"/>
    </style:style>
    <style:style style:name="Table3.B" style:family="table-column">
      <style:table-column-properties style:column-width="6.3257in" style:rel-column-width="63778*"/>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0.1743in" style:rel-column-width="1757*"/>
    </style:style>
    <style:style style:name="Table4.B" style:family="table-column">
      <style:table-column-properties style:column-width="6.3257in" style:rel-column-width="63778*"/>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0.1743in" style:rel-column-width="1757*"/>
    </style:style>
    <style:style style:name="Table5.B" style:family="table-column">
      <style:table-column-properties style:column-width="6.3257in" style:rel-column-width="6377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0.1743in" style:rel-column-width="1757*"/>
    </style:style>
    <style:style style:name="Table6.B" style:family="table-column">
      <style:table-column-properties style:column-width="6.3257in" style:rel-column-width="63778*"/>
    </style:style>
    <style:style style:name="Table6.A1" style:family="table-cell">
      <style:table-cell-properties fo:padding="0.0382in" fo:border="none"/>
    </style:style>
    <style:style style:name="Table7" style:family="table">
      <style:table-properties style:width="6.5in" table:align="margins"/>
    </style:style>
    <style:style style:name="Table7.A" style:family="table-column">
      <style:table-column-properties style:column-width="0.1743in" style:rel-column-width="1757*"/>
    </style:style>
    <style:style style:name="Table7.B" style:family="table-column">
      <style:table-column-properties style:column-width="6.3257in" style:rel-column-width="63778*"/>
    </style:style>
    <style:style style:name="Table7.A1" style:family="table-cell">
      <style:table-cell-properties fo:padding="0.0382in" fo:border="none"/>
    </style:style>
    <style:style style:name="Table8" style:family="table">
      <style:table-properties style:width="6.5in" table:align="margins"/>
    </style:style>
    <style:style style:name="Table8.A" style:family="table-column">
      <style:table-column-properties style:column-width="0.1743in" style:rel-column-width="1757*"/>
    </style:style>
    <style:style style:name="Table8.B" style:family="table-column">
      <style:table-column-properties style:column-width="6.3257in" style:rel-column-width="63778*"/>
    </style:style>
    <style:style style:name="Table8.A1" style:family="table-cell">
      <style:table-cell-properties fo:padding="0.0382in" fo:border="none"/>
    </style:style>
    <style:style style:name="Table9" style:family="table">
      <style:table-properties style:width="6.5in" table:align="margins"/>
    </style:style>
    <style:style style:name="Table9.A" style:family="table-column">
      <style:table-column-properties style:column-width="0.1743in" style:rel-column-width="1757*"/>
    </style:style>
    <style:style style:name="Table9.B" style:family="table-column">
      <style:table-column-properties style:column-width="6.3257in" style:rel-column-width="63778*"/>
    </style:style>
    <style:style style:name="Table9.A1" style:family="table-cell">
      <style:table-cell-properties fo:padding="0.0382in" fo:border="none"/>
    </style:style>
    <style:style style:name="Table10" style:family="table">
      <style:table-properties style:width="6.5in" table:align="margins"/>
    </style:style>
    <style:style style:name="Table10.A" style:family="table-column">
      <style:table-column-properties style:column-width="0.2576in" style:rel-column-width="2597*"/>
    </style:style>
    <style:style style:name="Table10.B" style:family="table-column">
      <style:table-column-properties style:column-width="6.2424in" style:rel-column-width="62938*"/>
    </style:style>
    <style:style style:name="Table10.A1" style:family="table-cell">
      <style:table-cell-properties fo:padding="0.0382in" fo:border="none"/>
    </style:style>
    <style:style style:name="Table11" style:family="table">
      <style:table-properties style:width="6.5in" table:align="margins"/>
    </style:style>
    <style:style style:name="Table11.A" style:family="table-column">
      <style:table-column-properties style:column-width="0.2514in" style:rel-column-width="2534*"/>
    </style:style>
    <style:style style:name="Table11.B" style:family="table-column">
      <style:table-column-properties style:column-width="6.2486in" style:rel-column-width="63001*"/>
    </style:style>
    <style:style style:name="Table11.A1" style:family="table-cell">
      <style:table-cell-properties fo:padding="0.0382in" fo:border="none"/>
    </style:style>
    <style:style style:name="Table12" style:family="table">
      <style:table-properties style:width="6.5in" table:align="margins"/>
    </style:style>
    <style:style style:name="Table12.A" style:family="table-column">
      <style:table-column-properties style:column-width="0.2514in" style:rel-column-width="2534*"/>
    </style:style>
    <style:style style:name="Table12.B" style:family="table-column">
      <style:table-column-properties style:column-width="6.2486in" style:rel-column-width="63001*"/>
    </style:style>
    <style:style style:name="Table1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officeooo:paragraph-rsid="0033eebb"/>
    </style:style>
    <style:style style:name="P3" style:family="paragraph" style:parent-style-name="Text_20_body">
      <style:paragraph-properties fo:text-align="justify" style:justify-single-word="false"/>
      <style:text-properties officeooo:paragraph-rsid="00372787"/>
    </style:style>
    <style:style style:name="P4" style:family="paragraph" style:parent-style-name="Text_20_body">
      <style:paragraph-properties fo:text-align="justify" style:justify-single-word="false"/>
      <style:text-properties officeooo:paragraph-rsid="00286dbb"/>
    </style:style>
    <style:style style:name="P5" style:family="paragraph" style:parent-style-name="Text_20_body">
      <style:paragraph-properties fo:text-align="justify" style:justify-single-word="false"/>
      <style:text-properties officeooo:paragraph-rsid="0039f110"/>
    </style:style>
    <style:style style:name="P6" style:family="paragraph" style:parent-style-name="Text_20_body">
      <style:paragraph-properties fo:text-align="justify" style:justify-single-word="false"/>
      <style:text-properties officeooo:paragraph-rsid="003a007f"/>
    </style:style>
    <style:style style:name="P7" style:family="paragraph" style:parent-style-name="Text_20_body">
      <style:paragraph-properties fo:text-align="justify" style:justify-single-word="false"/>
      <style:text-properties officeooo:paragraph-rsid="003a7ce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3a7cee"/>
    </style:style>
    <style:style style:name="P10" style:family="paragraph" style:parent-style-name="Text_20_body">
      <style:text-properties officeooo:paragraph-rsid="004498aa"/>
    </style:style>
    <style:style style:name="P11" style:family="paragraph" style:parent-style-name="Text_20_body">
      <style:text-properties officeooo:paragraph-rsid="0048f133"/>
    </style:style>
    <style:style style:name="P12" style:family="paragraph" style:parent-style-name="Text_20_body">
      <style:text-properties officeooo:paragraph-rsid="004aa552"/>
    </style:style>
    <style:style style:name="P13" style:family="paragraph" style:parent-style-name="Text_20_body">
      <style:paragraph-properties style:writing-mode="rl-tb"/>
      <style:text-properties officeooo:paragraph-rsid="00372787"/>
    </style:style>
    <style:style style:name="P14" style:family="paragraph" style:parent-style-name="Text_20_body">
      <style:paragraph-properties style:writing-mode="rl-tb"/>
      <style:text-properties officeooo:paragraph-rsid="003a7cee"/>
    </style:style>
    <style:style style:name="P15" style:family="paragraph" style:parent-style-name="Text_20_body">
      <style:paragraph-properties style:writing-mode="lr-tb"/>
    </style:style>
    <style:style style:name="P16" style:family="paragraph" style:parent-style-name="Text_20_body">
      <style:paragraph-properties fo:text-align="justify" style:justify-single-word="false" style:writing-mode="lr-tb"/>
      <style:text-properties officeooo:paragraph-rsid="003a007f"/>
    </style:style>
    <style:style style:name="P17" style:family="paragraph" style:parent-style-name="Text_20_body">
      <style:paragraph-properties fo:text-align="justify" style:justify-single-word="false" style:writing-mode="lr-tb"/>
      <style:text-properties officeooo:paragraph-rsid="003a7cee"/>
    </style:style>
    <style:style style:name="P18" style:family="paragraph" style:parent-style-name="Text_20_body">
      <style:paragraph-properties style:writing-mode="lr-tb"/>
      <style:text-properties officeooo:paragraph-rsid="004498aa"/>
    </style:style>
    <style:style style:name="P19" style:family="paragraph" style:parent-style-name="Text_20_body">
      <style:paragraph-properties style:writing-mode="lr-tb"/>
      <style:text-properties officeooo:paragraph-rsid="004b2f05"/>
    </style:style>
    <style:style style:name="P20" style:family="paragraph" style:parent-style-name="Text_20_body">
      <style:paragraph-properties style:writing-mode="lr-tb"/>
      <style:text-properties officeooo:paragraph-rsid="00524aa6"/>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officeooo:paragraph-rsid="00372787"/>
    </style:style>
    <style:style style:name="P24" style:family="paragraph" style:parent-style-name="Table_20_Contents">
      <style:paragraph-properties fo:text-align="justify" style:justify-single-word="false"/>
      <style:text-properties officeooo:paragraph-rsid="0039f110"/>
    </style:style>
    <style:style style:name="P25" style:family="paragraph" style:parent-style-name="Table_20_Contents">
      <style:paragraph-properties fo:text-align="justify" style:justify-single-word="false"/>
      <style:text-properties officeooo:paragraph-rsid="003a007f"/>
    </style:style>
    <style:style style:name="P26" style:family="paragraph" style:parent-style-name="Table_20_Contents">
      <style:paragraph-properties fo:text-align="justify" style:justify-single-word="false"/>
      <style:text-properties officeooo:paragraph-rsid="003a7cee"/>
    </style:style>
    <style:style style:name="P27" style:family="paragraph" style:parent-style-name="Footnote">
      <style:text-properties officeooo:paragraph-rsid="0025b9f6"/>
    </style:style>
    <style:style style:name="P28" style:family="paragraph" style:parent-style-name="Footnote">
      <style:text-properties officeooo:paragraph-rsid="0032425c"/>
    </style:style>
    <style:style style:name="P29" style:family="paragraph" style:parent-style-name="Contents_20_2">
      <style:paragraph-properties>
        <style:tab-stops>
          <style:tab-stop style:position="6.5in" style:type="right" style:leader-style="dotted" style:leader-text="."/>
        </style:tab-stops>
      </style:paragraph-properties>
    </style:style>
    <style:style style:name="P30" style:family="paragraph" style:parent-style-name="Contents_20_3">
      <style:paragraph-properties>
        <style:tab-stops>
          <style:tab-stop style:position="6.5in" style:type="right" style:leader-style="dotted" style:leader-text="."/>
        </style:tab-stops>
      </style:paragraph-properties>
    </style:style>
    <style:style style:name="P31" style:family="paragraph" style:parent-style-name="Text_20_body">
      <style:text-properties fo:font-variant="normal" fo:text-transform="none" style:text-position="0% 100%" fo:font-style="normal" style:text-underline-style="none" fo:font-weight="normal"/>
    </style:style>
    <style:style style:name="P32" style:family="paragraph" style:parent-style-name="Text_20_body">
      <style:paragraph-properties style:writing-mode="lr-tb"/>
    </style:style>
    <style:style style:name="P33" style:family="paragraph" style:parent-style-name="Text_20_body">
      <style:paragraph-properties fo:text-align="justify" style:justify-single-word="false" style:writing-mode="lr-tb"/>
      <style:text-properties fo:font-variant="normal" fo:text-transform="none" style:text-position="0% 100%" fo:font-style="normal" style:text-underline-style="none" fo:font-weight="normal" officeooo:rsid="00286dbb" officeooo:paragraph-rsid="003a7cee"/>
    </style:style>
    <style:style style:name="P34" style:family="paragraph" style:parent-style-name="Heading_20_2">
      <style:text-properties officeooo:rsid="002f7c49" officeooo:paragraph-rsid="002f7c49"/>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286dbb"/>
    </style:style>
    <style:style style:name="T3" style:family="text">
      <style:text-properties officeooo:rsid="0023c918"/>
    </style:style>
    <style:style style:name="T4" style:family="text">
      <style:text-properties officeooo:rsid="0025b9f6"/>
    </style:style>
    <style:style style:name="T5" style:family="text">
      <style:text-properties officeooo:rsid="0026e178"/>
    </style:style>
    <style:style style:name="T6" style:family="text">
      <style:text-properties officeooo:rsid="002ecb03"/>
    </style:style>
    <style:style style:name="T7" style:family="text">
      <style:text-properties style:text-position="super 58%"/>
    </style:style>
    <style:style style:name="T8" style:family="text">
      <style:text-properties officeooo:rsid="00420b8a"/>
    </style:style>
    <style:style style:name="T9" style:family="text">
      <style:text-properties officeooo:rsid="0046b464"/>
    </style:style>
    <style:style style:name="T10" style:family="text">
      <style:text-properties officeooo:rsid="0048743a"/>
    </style:style>
    <style:style style:name="T11" style:family="text">
      <style:text-properties officeooo:rsid="004940cc"/>
    </style:style>
    <style:style style:name="T12" style:family="text">
      <style:text-properties officeooo:rsid="004b2f05"/>
    </style:style>
    <style:style style:name="T13" style:family="text">
      <style:text-properties officeooo:rsid="00506875"/>
    </style:style>
    <style:style style:name="T14" style:family="text">
      <style:text-properties officeooo:rsid="0054a6a6"/>
    </style:style>
    <style:style style:name="T15" style:family="text">
      <style:text-properties officeooo:rsid="005cdc22"/>
    </style:style>
    <style:style style:name="T16" style:family="text">
      <style:text-properties officeooo:rsid="005ecf1b"/>
    </style:style>
    <style:style style:name="T17" style:family="text">
      <style:text-properties officeooo:rsid="0060bb6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float" text:name="examp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le"/>
      </text:sequence-decls>
      <text:h text:style-name="Heading_20_1" text:outline-level="1"><text:bookmark-start text:name="__RefHeading___Toc25767_1846247122"/>Phrases nominales adverbiales en hébreu biblique<text:bookmark-end text:name="__RefHeading___Toc25767_1846247122"/></text:h>
      <text:h text:style-name="P34" text:outline-level="2"><text:bookmark-start text:name="__RefHeading___Toc34761_1846247122"/>Résumé<text:bookmark-end text:name="__RefHeading___Toc34761_1846247122"/></text:h>
      <text:p text:style-name="Text_20_body"><text:span text:style-name="T16">L</text:span>'hébreu biblique (BH), comme l'anglais, emploie des phrases nominales (NP) dans certains types d'adverbiaux (par exemple, j'arriverai [la semaine prochaine]). Cependant, il semble que BH autorise une gamme plus large de NP adverbiaux que l'anglais, même si la plupart desadverbiauxenBHsontdesphrasesprépositionnelles. Etpourtant, siunNPn'estni le sujet ni l'objet du verbe, est-ce nécessairement un adverbe? La basedecetarticleestuneétudeapprofondiedeGenesisà travers leDeutéronome qui a donné plusieurs centaines d'exemples. Jusqu'à présent, les NP catalogués dans cette étudeavaienttendance à être simplement répertoriés dans les taxonomies des «accusateursadverbiaux». Mais un tel traitement masque le fait que certains de cesNPontdesfonctionssyntaxiquesassezdifférentes. Cedocumentestdestinéàoffrirdespremiers pasvers ladéterminationquiNPssontadverbialeetcommentleursyntaxediffère de ceux qui ne sont pas. Les NP «adverbiaux» doivent tout d'abord être distingués desargumentsetdesprédicatssecondaires. Il aégalements'ence que« modificateur »estunmeilleur terme pour ce qui reste. Ceque l'on appelait traditionnellement lesadverbespeut être décomposé en modificateurs externes aux événements, modificateurs internes aux événements et modificateurs de définition de trameensupposant uneapproche sémantique desévénements. l'avantagedecettesubdivisionestquecelapermetsimpleanalysedequelques -unsdesles plus énigmatiques« accusatif ». </text:p>
      <text:h text:style-name="Heading_20_2" text:outline-level="2"><text:bookmark-start text:name="__RefHeading___Toc25769_1846247122"/>Contenu<text:bookmark-end text:name="__RefHeading___Toc25769_184624712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25767_1846247122" text:style-name="Index_20_Link" text:visited-style-name="Index_20_Link">Phrases nominales adverbiales en hébreu biblique<text:tab/>1</text:a></text:p>
          <text:p text:style-name="P29"><text:a xlink:type="simple" xlink:href="#__RefHeading___Toc34761_1846247122" text:style-name="Index_20_Link" text:visited-style-name="Index_20_Link">Résumé<text:tab/>1</text:a></text:p>
          <text:p text:style-name="P29"><text:a xlink:type="simple" xlink:href="#__RefHeading___Toc25769_1846247122" text:style-name="Index_20_Link" text:visited-style-name="Index_20_Link">Contenu<text:tab/>1</text:a></text:p>
          <text:p text:style-name="P29"><text:a xlink:type="simple" xlink:href="#__RefHeading___Toc34763_1846247122" text:style-name="Index_20_Link" text:visited-style-name="Index_20_Link">Introduction<text:tab/>2</text:a></text:p>
          <text:p text:style-name="P29"><text:a xlink:type="simple" xlink:href="#__RefHeading___Toc34765_1846247122" text:style-name="Index_20_Link" text:visited-style-name="Index_20_Link">Hypothèses théoriques<text:tab/>3</text:a></text:p>
          <text:p text:style-name="P29"><text:a xlink:type="simple" xlink:href="#__RefHeading___Toc25775_1846247122" text:style-name="Index_20_Link" text:visited-style-name="Index_20_Link">Bare NP Adverbial<text:tab/>3</text:a></text:p>
          <text:p text:style-name="P30"><text:a xlink:type="simple" xlink:href="#__RefHeading___Toc25777_1846247122" text:style-name="Index_20_Link" text:visited-style-name="Index_20_Link">Terminologie et attentes traditionnelles<text:tab/>3</text:a></text:p>
          <text:p text:style-name="P30"><text:a xlink:type="simple" xlink:href="#__RefHeading___Toc25779_1846247122" text:style-name="Index_20_Link" text:visited-style-name="Index_20_Link">Anglais adverbialeNPs<text:tab/>3</text:a></text:p>
          <text:p text:style-name="P30"><text:a xlink:type="simple" xlink:href="#__RefHeading___Toc25781_1846247122" text:style-name="Index_20_Link" text:visited-style-name="Index_20_Link">NP Adverbial BH: un premier passage<text:tab/>4</text:a></text:p>
          <text:p text:style-name="P29"><text:a xlink:type="simple" xlink:href="#__RefHeading___Toc25783_1846247122" text:style-name="Index_20_Link" text:visited-style-name="Index_20_Link">Suppression des arguments et prédicats secondaires<text:tab/>6</text:a></text:p>
          <text:p text:style-name="P30"><text:a xlink:type="simple" xlink:href="#__RefHeading___Toc25785_1846247122" text:style-name="Index_20_Link" text:visited-style-name="Index_20_Link">Arguments NP: uneapproche de valence<text:tab/>6</text:a></text:p>
          <text:p text:style-name="P30"><text:a xlink:type="simple" xlink:href="#__RefHeading___Toc25787_1846247122" text:style-name="Index_20_Link" text:visited-style-name="Index_20_Link">Prédicats secondaires NP<text:tab/>8</text:a></text:p>
          <text:p text:style-name="P29"><text:a xlink:type="simple" xlink:href="#__RefHeading___Toc25789_1846247122" text:style-name="Index_20_Link" text:visited-style-name="Index_20_Link">Trois types de NP«adverbial» locatif<text:tab/>9</text:a></text:p>
          <text:p text:style-name="P30"><text:a xlink:type="simple" xlink:href="#__RefHeading___Toc25791_1846247122" text:style-name="Index_20_Link" text:visited-style-name="Index_20_Link">Une approche sémantique des modificateurs d'événements<text:tab/>9</text:a></text:p>
          <text:p text:style-name="P30"><text:a xlink:type="simple" xlink:href="#__RefHeading___Toc25793_1846247122" text:style-name="Index_20_Link" text:visited-style-name="Index_20_Link">La syntaxe et la sémantique des modificateurs locatifs<text:tab/>9</text:a></text:p>
          <text:p text:style-name="P30"><text:a xlink:type="simple" xlink:href="#__RefHeading___Toc25795_1846247122" text:style-name="Index_20_Link" text:visited-style-name="Index_20_Link">Modificateurs NP locatifs en BH<text:tab/>9</text:a></text:p>
          <text:p text:style-name="P29"><text:a xlink:type="simple" xlink:href="#__RefHeading___Toc25797_1846247122" text:style-name="Index_20_Link" text:visited-style-name="Index_20_Link">Conclusion<text:tab/>10</text:a></text:p>
          <text:p text:style-name="P29"><text:a xlink:type="simple" xlink:href="#__RefHeading___Toc25799_1846247122" text:style-name="Index_20_Link" text:visited-style-name="Index_20_Link">Références<text:tab/>11</text:a></text:p>
        </text:index-body>
      </text:table-of-content>
      <text:h text:style-name="Heading_20_2" text:outline-level="2"><text:bookmark-start text:name="__RefHeading___Toc34763_1846247122"/>Introduction<text:bookmark-end text:name="__RefHeading___Toc34763_1846247122"/></text:h>
      <text:p text:style-name="Text_20_body">Il existe une longue tradition qui traite les phrases nominales <text:span text:style-name="T15">en </text:span>hébreu biblique selon les trois <text:soft-page-break/>cas sémitiques: nominatif, génitif et accusatif. Dans cette tradition, le cas accusatif est considéré comme une large catégorie qui englobe tout type de phrase qui est en quelque sorte « subordonnée » au verbe. Comme le montre le tableau1 du document, la plupart des grammaires divisent le cas accusatif en deux types principaux. Bien qu'ils varient dans leur terminologie, tous reconnaissent que la première catégorie d'accusat<text:span text:style-name="T16">ifs</text:span> fait en quelque sorte partie du noyau de la clause, tandis que la deuxième catégorie est en quelque sorte périphérique.</text:p>
      <text:p text:style-name="Text_20_body">Tableau 1: Catégorisation de base des «accusés»</text:p>
      <table:table table:name="Table1" table:style-name="Table1">
        <table:table-column table:style-name="Table1.A" table:number-columns-repeated="3"/>
        <table:table-column table:style-name="Table1.D"/>
        <table:table-row>
          <table:table-cell table:style-name="Table1.A1" office:value-type="string">
            <text:p text:style-name="P8">Chercheur(s)</text:p>
          </table:table-cell>
          <table:table-cell table:style-name="Table1.A1" office:value-type="string">
            <text:p text:style-name="P8">Catégorie 1</text:p>
          </table:table-cell>
          <table:table-cell table:style-name="Table1.A1" office:value-type="string">
            <text:p text:style-name="P8">Catégorie 2</text:p>
          </table:table-cell>
          <table:table-cell table:style-name="Table1.D1" office:value-type="string">
            <text:p text:style-name="P8">Catégorie 3</text:p>
          </table:table-cell>
        </table:table-row>
        <table:table-row>
          <table:table-cell table:style-name="Table1.A2" office:value-type="string">
            <text:p text:style-name="Text_20_body"><text:reference-mark-start text:name="ZOTERO_ITEM CSL_CITATION {&quot;citationID&quot;:&quot;yHedL2Wg&quot;,&quot;properties&quot;:{&quot;formattedCitation&quot;:&quot;(Gesenius et al., 1910)&quot;,&quot;plainCitation&quot;:&quot;(Gesenius et al., 1910)&quot;,&quot;noteIndex&quot;:0},&quot;citationItems&quot;:[{&quot;id&quot;:163,&quot;uris&quot;:[&quot;http://zotero.org/users/local/Ah3Tg2eQ/items/Y7TERH4L&quot;],&quot;uri&quot;:[&quot;http://zotero.org/users/local/Ah3Tg2eQ/items/Y7TERH4L&quot;],&quot;itemData&quot;:{&quot;id&quot;:163,&quot;type&quot;:&quot;book&quot;,&quot;edition&quot;:&quot;2nd English&quot;,&quot;event-place&quot;:&quot;Oxford&quot;,&quot;language&quot;:&quot;de&quot;,&quot;publisher&quot;:&quot;The Clarendon Press&quot;,&quot;publisher-place&quot;:&quot;Oxford&quot;,&quot;title&quot;:&quot;Gesenius’ Hebrew Gram-mar&quot;,&quot;author&quot;:[{&quot;family&quot;:&quot;Gesenius&quot;,&quot;given&quot;:&quot;Wilhelm&quot;},{&quot;family&quot;:&quot;Kautzsch&quot;,&quot;given&quot;:&quot;E.&quot;},{&quot;family&quot;:&quot;Cowley&quot;,&quot;given&quot;:&quot;A.E.&quot;}],&quot;issued&quot;:{&quot;date-parts&quot;:[[&quot;1910&quot;]]}}}],&quot;schema&quot;:&quot;https://github.com/citation-style-language/schema/raw/master/csl-citation.json&quot;} RNDmg87mA3tXA"/>(Gesenius et al. , 1910)<text:reference-mark-end text:name="ZOTERO_ITEM CSL_CITATION {&quot;citationID&quot;:&quot;yHedL2Wg&quot;,&quot;properties&quot;:{&quot;formattedCitation&quot;:&quot;(Gesenius et al., 1910)&quot;,&quot;plainCitation&quot;:&quot;(Gesenius et al., 1910)&quot;,&quot;noteIndex&quot;:0},&quot;citationItems&quot;:[{&quot;id&quot;:163,&quot;uris&quot;:[&quot;http://zotero.org/users/local/Ah3Tg2eQ/items/Y7TERH4L&quot;],&quot;uri&quot;:[&quot;http://zotero.org/users/local/Ah3Tg2eQ/items/Y7TERH4L&quot;],&quot;itemData&quot;:{&quot;id&quot;:163,&quot;type&quot;:&quot;book&quot;,&quot;edition&quot;:&quot;2nd English&quot;,&quot;event-place&quot;:&quot;Oxford&quot;,&quot;language&quot;:&quot;de&quot;,&quot;publisher&quot;:&quot;The Clarendon Press&quot;,&quot;publisher-place&quot;:&quot;Oxford&quot;,&quot;title&quot;:&quot;Gesenius’ Hebrew Gram-mar&quot;,&quot;author&quot;:[{&quot;family&quot;:&quot;Gesenius&quot;,&quot;given&quot;:&quot;Wilhelm&quot;},{&quot;family&quot;:&quot;Kautzsch&quot;,&quot;given&quot;:&quot;E.&quot;},{&quot;family&quot;:&quot;Cowley&quot;,&quot;given&quot;:&quot;A.E.&quot;}],&quot;issued&quot;:{&quot;date-parts&quot;:[[&quot;1910&quot;]]}}}],&quot;schema&quot;:&quot;https://github.com/citation-style-language/schema/raw/master/csl-citation.json&quot;} RNDmg87mA3tXA"/></text:p>
          </table:table-cell>
          <table:table-cell table:style-name="Table1.A2" office:value-type="string">
            <text:p text:style-name="Text_20_body">Subordination directe<text:line-break/>du accusateur</text:p>
          </table:table-cell>
          <table:table-cell table:style-name="Table1.A2" office:value-type="string">
            <text:p text:style-name="Text_20_body">Subordination plus souple de l'accusé </text:p>
          </table:table-cell>
          <table:table-cell table:style-name="Table1.D2" office:value-type="string">
            <text:p text:style-name="Text_20_body"/>
          </table:table-cell>
        </table:table-row>
        <table:table-row>
          <table:table-cell table:style-name="Table1.A2" office:value-type="string">
            <text:p text:style-name="Text_20_body"><text:reference-mark-start text:name="ZOTERO_ITEM CSL_CITATION {&quot;citationID&quot;:&quot;U6YI7tQ2&quot;,&quot;properties&quot;:{&quot;formattedCitation&quot;:&quot;(Jo\\uc0\\u252{}on and Muraoka, 2006)&quot;,&quot;plainCitation&quot;:&quot;(Joüon and Muraoka, 2006)&quot;,&quot;noteIndex&quot;:0},&quot;citationItems&quot;:[{&quot;id&quot;:167,&quot;uris&quot;:[&quot;http://zotero.org/users/local/Ah3Tg2eQ/items/MTL73MLX&quot;],&quot;uri&quot;:[&quot;http://zotero.org/users/local/Ah3Tg2eQ/items/MTL73MLX&quot;],&quot;itemData&quot;:{&quot;id&quot;:167,&quot;type&quot;:&quot;book&quot;,&quot;event-place&quot;:&quot;Roma&quot;,&quot;language&quot;:&quot;pt&quot;,&quot;publisher&quot;:&quot;Pon-ticio istituto biblico&quot;,&quot;publisher-place&quot;:&quot;Roma&quot;,&quot;title&quot;:&quot;A Grammar of Biblical Hebrew&quot;,&quot;author&quot;:[{&quot;family&quot;:&quot;Joüon&quot;,&quot;given&quot;:&quot;P.Paul&quot;},{&quot;family&quot;:&quot;Muraoka&quot;,&quot;given&quot;:&quot;T.&quot;}],&quot;issued&quot;:{&quot;date-parts&quot;:[[&quot;2006&quot;]]}}}],&quot;schema&quot;:&quot;https://github.com/citation-style-language/schema/raw/master/csl-citation.json&quot;} RNDarhYS9Vrex"/><text:span text:style-name="T1">(Joüon and Muraoka, 2006)</text:span><text:reference-mark-end text:name="ZOTERO_ITEM CSL_CITATION {&quot;citationID&quot;:&quot;U6YI7tQ2&quot;,&quot;properties&quot;:{&quot;formattedCitation&quot;:&quot;(Jo\\uc0\\u252{}on and Muraoka, 2006)&quot;,&quot;plainCitation&quot;:&quot;(Joüon and Muraoka, 2006)&quot;,&quot;noteIndex&quot;:0},&quot;citationItems&quot;:[{&quot;id&quot;:167,&quot;uris&quot;:[&quot;http://zotero.org/users/local/Ah3Tg2eQ/items/MTL73MLX&quot;],&quot;uri&quot;:[&quot;http://zotero.org/users/local/Ah3Tg2eQ/items/MTL73MLX&quot;],&quot;itemData&quot;:{&quot;id&quot;:167,&quot;type&quot;:&quot;book&quot;,&quot;event-place&quot;:&quot;Roma&quot;,&quot;language&quot;:&quot;pt&quot;,&quot;publisher&quot;:&quot;Pon-ticio istituto biblico&quot;,&quot;publisher-place&quot;:&quot;Roma&quot;,&quot;title&quot;:&quot;A Grammar of Biblical Hebrew&quot;,&quot;author&quot;:[{&quot;family&quot;:&quot;Joüon&quot;,&quot;given&quot;:&quot;P.Paul&quot;},{&quot;family&quot;:&quot;Muraoka&quot;,&quot;given&quot;:&quot;T.&quot;}],&quot;issued&quot;:{&quot;date-parts&quot;:[[&quot;2006&quot;]]}}}],&quot;schema&quot;:&quot;https://github.com/citation-style-language/schema/raw/master/csl-citation.json&quot;} RNDarhYS9Vrex"/><text:note text:id="ftn1" text:note-class="footnote"><text:note-citation>1</text:note-citation><text:note-body><text:p text:style-name="P27">Voir également la révision, <text:reference-mark-start text:name="ZOTERO_ITEM CSL_CITATION {&quot;citationID&quot;:&quot;brCr8DEA&quot;,&quot;properties&quot;:{&quot;formattedCitation&quot;:&quot;(Jo\\uc0\\u252{}on and Muraoka, 2006)&quot;,&quot;plainCitation&quot;:&quot;(Joüon and Muraoka, 2006)&quot;,&quot;noteIndex&quot;:1},&quot;citationItems&quot;:[{&quot;id&quot;:167,&quot;uris&quot;:[&quot;http://zotero.org/users/local/Ah3Tg2eQ/items/MTL73MLX&quot;],&quot;uri&quot;:[&quot;http://zotero.org/users/local/Ah3Tg2eQ/items/MTL73MLX&quot;],&quot;itemData&quot;:{&quot;id&quot;:167,&quot;type&quot;:&quot;book&quot;,&quot;event-place&quot;:&quot;Roma&quot;,&quot;language&quot;:&quot;pt&quot;,&quot;publisher&quot;:&quot;Pon-ticio istituto biblico&quot;,&quot;publisher-place&quot;:&quot;Roma&quot;,&quot;title&quot;:&quot;A Grammar of Biblical Hebrew&quot;,&quot;author&quot;:[{&quot;family&quot;:&quot;Joüon&quot;,&quot;given&quot;:&quot;P.Paul&quot;},{&quot;family&quot;:&quot;Muraoka&quot;,&quot;given&quot;:&quot;T.&quot;}],&quot;issued&quot;:{&quot;date-parts&quot;:[[&quot;2006&quot;]]}}}],&quot;schema&quot;:&quot;https://github.com/citation-style-language/schema/raw/master/csl-citation.json&quot;} RND52HqOoNsnq"/><text:span text:style-name="T1">(Joüon and Muraoka, 2006)</text:span><text:reference-mark-end text:name="ZOTERO_ITEM CSL_CITATION {&quot;citationID&quot;:&quot;brCr8DEA&quot;,&quot;properties&quot;:{&quot;formattedCitation&quot;:&quot;(Jo\\uc0\\u252{}on and Muraoka, 2006)&quot;,&quot;plainCitation&quot;:&quot;(Joüon and Muraoka, 2006)&quot;,&quot;noteIndex&quot;:1},&quot;citationItems&quot;:[{&quot;id&quot;:167,&quot;uris&quot;:[&quot;http://zotero.org/users/local/Ah3Tg2eQ/items/MTL73MLX&quot;],&quot;uri&quot;:[&quot;http://zotero.org/users/local/Ah3Tg2eQ/items/MTL73MLX&quot;],&quot;itemData&quot;:{&quot;id&quot;:167,&quot;type&quot;:&quot;book&quot;,&quot;event-place&quot;:&quot;Roma&quot;,&quot;language&quot;:&quot;pt&quot;,&quot;publisher&quot;:&quot;Pon-ticio istituto biblico&quot;,&quot;publisher-place&quot;:&quot;Roma&quot;,&quot;title&quot;:&quot;A Grammar of Biblical Hebrew&quot;,&quot;author&quot;:[{&quot;family&quot;:&quot;Joüon&quot;,&quot;given&quot;:&quot;P.Paul&quot;},{&quot;family&quot;:&quot;Muraoka&quot;,&quot;given&quot;:&quot;T.&quot;}],&quot;issued&quot;:{&quot;date-parts&quot;:[[&quot;2006&quot;]]}}}],&quot;schema&quot;:&quot;https://github.com/citation-style-language/schema/raw/master/csl-citation.json&quot;} RND52HqOoNsnq"/>, qui maintient les mêmescatégories. </text:p></text:note-body></text:note></text:p>
          </table:table-cell>
          <table:table-cell table:style-name="Table1.A2" office:value-type="string">
            <text:p text:style-name="Text_20_body">Accusatif direct </text:p>
          </table:table-cell>
          <table:table-cell table:style-name="Table1.A2" office:value-type="string">
            <text:p text:style-name="Text_20_body">Accusatif indirect</text:p>
          </table:table-cell>
          <table:table-cell table:style-name="Table1.D2" office:value-type="string">
            <text:p text:style-name="Text_20_body"/>
          </table:table-cell>
        </table:table-row>
        <table:table-row>
          <table:table-cell table:style-name="Table1.A2" office:value-type="string">
            <text:p text:style-name="P31"><text:reference-mark-start text:name="ZOTERO_ITEM CSL_CITATION {&quot;citationID&quot;:&quot;P2zyHM5Z&quot;,&quot;properties&quot;:{&quot;formattedCitation&quot;:&quot;(Waltke and O\\uc0\\u8217{}Connor, 1990)&quot;,&quot;plainCitation&quot;:&quot;(Waltke and O’Connor, 1990)&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schema&quot;:&quot;https://github.com/citation-style-language/schema/raw/master/csl-citation.json&quot;} RNDMeIsJBWvsl"/>(Waltke and O’Connor, 1990)<text:reference-mark-end text:name="ZOTERO_ITEM CSL_CITATION {&quot;citationID&quot;:&quot;P2zyHM5Z&quot;,&quot;properties&quot;:{&quot;formattedCitation&quot;:&quot;(Waltke and O\\uc0\\u8217{}Connor, 1990)&quot;,&quot;plainCitation&quot;:&quot;(Waltke and O’Connor, 1990)&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schema&quot;:&quot;https://github.com/citation-style-language/schema/raw/master/csl-citation.json&quot;} RNDMeIsJBWvsl"/></text:p>
          </table:table-cell>
          <table:table-cell table:style-name="Table1.A2" office:value-type="string">
            <text:p text:style-name="Text_20_body">Objectif Accusatif &amp; Double Accusatif<text:note text:id="ftn2" text:note-class="footnote"><text:note-citation>2</text:note-citation><text:note-body><text:p text:style-name="P27">Waltke-O'Connorfait lalisteobjectiveetdoublesaccusatifsséparément, maissans unebonneraison demonavis , étant donné doubles accusatifs sont associés à la « transitivité complexe »decertains verbes <text:reference-mark-start text:name="ZOTERO_ITEM CSL_CITATION {&quot;citationID&quot;:&quot;TVqUEdEz&quot;,&quot;properties&quot;:{&quot;formattedCitation&quot;:&quot;(Waltke and O\\uc0\\u8217{}Connor, 1990, para. 10.2.3a)&quot;,&quot;plainCitation&quot;:&quot;(Waltke and O’Connor, 1990, para. 10.2.3a)&quot;,&quot;noteIndex&quot;:2},&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3a&quot;,&quot;label&quot;:&quot;paragraph&quot;}],&quot;schema&quot;:&quot;https://github.com/citation-style-language/schema/raw/master/csl-citation.json&quot;} RNDqpD5YLTZFu"/><text:span text:style-name="T1">(Waltke and O’Connor, 1990, para. 10. 2. 3a)</text:span><text:reference-mark-end text:name="ZOTERO_ITEM CSL_CITATION {&quot;citationID&quot;:&quot;TVqUEdEz&quot;,&quot;properties&quot;:{&quot;formattedCitation&quot;:&quot;(Waltke and O\\uc0\\u8217{}Connor, 1990, para. 10.2.3a)&quot;,&quot;plainCitation&quot;:&quot;(Waltke and O’Connor, 1990, para. 10.2.3a)&quot;,&quot;noteIndex&quot;:2},&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3a&quot;,&quot;label&quot;:&quot;paragraph&quot;}],&quot;schema&quot;:&quot;https://github.com/citation-style-language/schema/raw/master/csl-citation.json&quot;} RNDqpD5YLTZFu"/>, tout comme desobjets uniques sont associés à verbes selon lescaractéristiquesdu verbe <text:reference-mark-start text:name="ZOTERO_ITEM CSL_CITATION {&quot;citationID&quot;:&quot;9FTqJE4H&quot;,&quot;properties&quot;:{&quot;formattedCitation&quot;:&quot;(Waltke and O\\uc0\\u8217{}Connor, 1990, para. 10.2.1a)&quot;,&quot;plainCitation&quot;:&quot;(Waltke and O’Connor, 1990, para. 10.2.1a)&quot;,&quot;noteIndex&quot;:2},&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1a&quot;,&quot;label&quot;:&quot;paragraph&quot;}],&quot;schema&quot;:&quot;https://github.com/citation-style-language/schema/raw/master/csl-citation.json&quot;} RND60CZH4mHL4"/><text:span text:style-name="T1">(Waltke and O’Connor, 1990, para. 10. 2. 1a)</text:span><text:reference-mark-end text:name="ZOTERO_ITEM CSL_CITATION {&quot;citationID&quot;:&quot;9FTqJE4H&quot;,&quot;properties&quot;:{&quot;formattedCitation&quot;:&quot;(Waltke and O\\uc0\\u8217{}Connor, 1990, para. 10.2.1a)&quot;,&quot;plainCitation&quot;:&quot;(Waltke and O’Connor, 1990, para. 10.2.1a)&quot;,&quot;noteIndex&quot;:2},&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1a&quot;,&quot;label&quot;:&quot;paragraph&quot;}],&quot;schema&quot;:&quot;https://github.com/citation-style-language/schema/raw/master/csl-citation.json&quot;} RND60CZH4mHL4"/>. </text:p></text:note-body></text:note></text:p>
          </table:table-cell>
          <table:table-cell table:style-name="Table1.A2" office:value-type="string">
            <text:p text:style-name="Text_20_body">Accusatif adverbial</text:p>
          </table:table-cell>
          <table:table-cell table:style-name="Table1.D2" office:value-type="string">
            <text:p text:style-name="Text_20_body"/>
          </table:table-cell>
        </table:table-row>
        <table:table-row>
          <table:table-cell table:style-name="Table1.A2" office:value-type="string">
            <text:p text:style-name="Text_20_body"><text:reference-mark-start text:name="ZOTERO_ITEM CSL_CITATION {&quot;citationID&quot;:&quot;HyqmvrcA&quot;,&quot;properties&quot;:{&quot;formattedCitation&quot;:&quot;(Arnold and Choi, 2003)&quot;,&quot;plainCitation&quot;:&quot;(Arnold and Choi, 2003)&quot;,&quot;noteIndex&quot;:0},&quot;citationItems&quot;:[{&quot;id&quot;:152,&quot;uris&quot;:[&quot;http://zotero.org/users/local/Ah3Tg2eQ/items/H3IDHGS5&quot;],&quot;uri&quot;:[&quot;http://zotero.org/users/local/Ah3Tg2eQ/items/H3IDHGS5&quot;],&quot;itemData&quot;:{&quot;id&quot;:152,&quot;type&quot;:&quot;book&quot;,&quot;event-place&quot;:&quot;Cam-bridge&quot;,&quot;language&quot;:&quot;en&quot;,&quot;publisher&quot;:&quot;Cambridge University Press&quot;,&quot;publisher-place&quot;:&quot;Cam-bridge&quot;,&quot;title&quot;:&quot;A Guide to Biblical Hebrew Syntax&quot;,&quot;author&quot;:[{&quot;family&quot;:&quot;Arnold&quot;,&quot;given&quot;:&quot;Bill T.&quot;},{&quot;family&quot;:&quot;Choi&quot;,&quot;given&quot;:&quot;John H.&quot;}],&quot;issued&quot;:{&quot;date-parts&quot;:[[&quot;2003&quot;]]}}}],&quot;schema&quot;:&quot;https://github.com/citation-style-language/schema/raw/master/csl-citation.json&quot;} RNDMT5pwageu2"/>(Arnold and Choi, 2003)<text:reference-mark-end text:name="ZOTERO_ITEM CSL_CITATION {&quot;citationID&quot;:&quot;HyqmvrcA&quot;,&quot;properties&quot;:{&quot;formattedCitation&quot;:&quot;(Arnold and Choi, 2003)&quot;,&quot;plainCitation&quot;:&quot;(Arnold and Choi, 2003)&quot;,&quot;noteIndex&quot;:0},&quot;citationItems&quot;:[{&quot;id&quot;:152,&quot;uris&quot;:[&quot;http://zotero.org/users/local/Ah3Tg2eQ/items/H3IDHGS5&quot;],&quot;uri&quot;:[&quot;http://zotero.org/users/local/Ah3Tg2eQ/items/H3IDHGS5&quot;],&quot;itemData&quot;:{&quot;id&quot;:152,&quot;type&quot;:&quot;book&quot;,&quot;event-place&quot;:&quot;Cam-bridge&quot;,&quot;language&quot;:&quot;en&quot;,&quot;publisher&quot;:&quot;Cambridge University Press&quot;,&quot;publisher-place&quot;:&quot;Cam-bridge&quot;,&quot;title&quot;:&quot;A Guide to Biblical Hebrew Syntax&quot;,&quot;author&quot;:[{&quot;family&quot;:&quot;Arnold&quot;,&quot;given&quot;:&quot;Bill T.&quot;},{&quot;family&quot;:&quot;Choi&quot;,&quot;given&quot;:&quot;John H.&quot;}],&quot;issued&quot;:{&quot;date-parts&quot;:[[&quot;2003&quot;]]}}}],&quot;schema&quot;:&quot;https://github.com/citation-style-language/schema/raw/master/csl-citation.json&quot;} RNDMT5pwageu2"/></text:p>
          </table:table-cell>
          <table:table-cell table:style-name="Table1.A2" office:value-type="string">
            <text:p text:style-name="Text_20_body">Accusatif d'objet</text:p>
          </table:table-cell>
          <table:table-cell table:style-name="Table1.A2" office:value-type="string">
            <text:p text:style-name="Text_20_body">Accusatif adverbial</text:p>
          </table:table-cell>
          <table:table-cell table:style-name="Table1.D2" office:value-type="string">
            <text:p text:style-name="Text_20_body"/>
          </table:table-cell>
        </table:table-row>
        <table:table-row>
          <table:table-cell table:style-name="Table1.A2" office:value-type="string">
            <text:p text:style-name="Text_20_body"><text:reference-mark-start text:name="ZOTERO_ITEM CSL_CITATION {&quot;citationID&quot;:&quot;nXdTYzxe&quot;,&quot;properties&quot;:{&quot;formattedCitation&quot;:&quot;(Merwe et al., 1999)&quot;,&quot;plainCitation&quot;:&quot;(Merwe et al., 1999)&quot;,&quot;noteIndex&quot;:0},&quot;citationItems&quot;:[{&quot;id&quot;:171,&quot;uris&quot;:[&quot;http://zotero.org/users/local/Ah3Tg2eQ/items/4ENANR2V&quot;],&quot;uri&quot;:[&quot;http://zotero.org/users/local/Ah3Tg2eQ/items/4ENANR2V&quot;],&quot;itemData&quot;:{&quot;id&quot;:171,&quot;type&quot;:&quot;book&quot;,&quot;event-place&quot;:&quot;Sheffield&quot;,&quot;language&quot;:&quot;en&quot;,&quot;publisher&quot;:&quot;Sheffield Academic Press&quot;,&quot;publisher-place&quot;:&quot;Sheffield&quot;,&quot;title&quot;:&quot;A Biblical Hebrew Reference Grammar&quot;,&quot;author&quot;:[{&quot;family&quot;:&quot;Merwe&quot;,&quot;given&quot;:&quot;Van&quot;},{&quot;family&quot;:&quot;J.&quot;,&quot;given&quot;:&quot;Christo H.&quot;},{&quot;family&quot;:&quot;Naudé&quot;,&quot;given&quot;:&quot;Jackie&quot;},{&quot;family&quot;:&quot;Kroeze&quot;,&quot;given&quot;:&quot;Jan H.&quot;}],&quot;issued&quot;:{&quot;date-parts&quot;:[[&quot;1999&quot;]]}}}],&quot;schema&quot;:&quot;https://github.com/citation-style-language/schema/raw/master/csl-citation.json&quot;} RNDYEFTPKheUT"/>(Merwe et al. , 1999)<text:reference-mark-end text:name="ZOTERO_ITEM CSL_CITATION {&quot;citationID&quot;:&quot;nXdTYzxe&quot;,&quot;properties&quot;:{&quot;formattedCitation&quot;:&quot;(Merwe et al., 1999)&quot;,&quot;plainCitation&quot;:&quot;(Merwe et al., 1999)&quot;,&quot;noteIndex&quot;:0},&quot;citationItems&quot;:[{&quot;id&quot;:171,&quot;uris&quot;:[&quot;http://zotero.org/users/local/Ah3Tg2eQ/items/4ENANR2V&quot;],&quot;uri&quot;:[&quot;http://zotero.org/users/local/Ah3Tg2eQ/items/4ENANR2V&quot;],&quot;itemData&quot;:{&quot;id&quot;:171,&quot;type&quot;:&quot;book&quot;,&quot;event-place&quot;:&quot;Sheffield&quot;,&quot;language&quot;:&quot;en&quot;,&quot;publisher&quot;:&quot;Sheffield Academic Press&quot;,&quot;publisher-place&quot;:&quot;Sheffield&quot;,&quot;title&quot;:&quot;A Biblical Hebrew Reference Grammar&quot;,&quot;author&quot;:[{&quot;family&quot;:&quot;Merwe&quot;,&quot;given&quot;:&quot;Van&quot;},{&quot;family&quot;:&quot;J.&quot;,&quot;given&quot;:&quot;Christo H.&quot;},{&quot;family&quot;:&quot;Naudé&quot;,&quot;given&quot;:&quot;Jackie&quot;},{&quot;family&quot;:&quot;Kroeze&quot;,&quot;given&quot;:&quot;Jan H.&quot;}],&quot;issued&quot;:{&quot;date-parts&quot;:[[&quot;1999&quot;]]}}}],&quot;schema&quot;:&quot;https://github.com/citation-style-language/schema/raw/master/csl-citation.json&quot;} RNDYEFTPKheUT"/></text:p>
          </table:table-cell>
          <table:table-cell table:style-name="Table1.A2" office:value-type="string">
            <text:p text:style-name="Text_20_body">Compléments</text:p>
          </table:table-cell>
          <table:table-cell table:style-name="Table1.A2" office:value-type="string">
            <text:p text:style-name="Text_20_body"/>
          </table:table-cell>
          <table:table-cell table:style-name="Table1.D2" office:value-type="string">
            <text:p text:style-name="Text_20_body"/>
          </table:table-cell>
        </table:table-row>
        <table:table-row>
          <table:table-cell table:style-name="Table1.A2" office:value-type="string">
            <text:p text:style-name="Text_20_body">Boulet</text:p>
          </table:table-cell>
          <table:table-cell table:style-name="Table1.A2" office:value-type="string">
            <text:p text:style-name="Text_20_body">Arguments</text:p>
          </table:table-cell>
          <table:table-cell table:style-name="Table1.A2" office:value-type="string">
            <text:p text:style-name="Text_20_body">Modificateurs</text:p>
          </table:table-cell>
          <table:table-cell table:style-name="Table1.D2" office:value-type="string">
            <text:p text:style-name="Text_20_body">Prédicats secondaires</text:p>
          </table:table-cell>
        </table:table-row>
      </table:table>
      <text:p text:style-name="P15">Le présent document résume la direction de ma thèse, un projet qui a commencé avec le soupçon que les standards grammaires laissent quelque chose à être désiré quand il s'agit d’« accusatif ». En particulier, je me concentre sur la deuxième catégorie «périphérique» du tableau1 afin de déterminer ce qui y appartient correctement. Une approche systématique de cette question est montré à être nécessaire en observant la mesure à la quelle les grammaires diffèrent sur l'analyse des différents cas. Ils sont en désaccord sur <text:span text:style-name="T17">les </text:span>exemples <text:span text:style-name="T17">qui </text:span>appartiennent à la catégorie 1 et <text:span text:style-name="T17">ceux qui apartiennent à </text:span>la catégorie 2. Ils <text:span text:style-name="T17">sont </text:span>également en désaccord sur <text:span text:style-name="T17">le nombre de sous-catégories et sur la façon de les appeler</text:span>. Bien que le titre de l'article utilise le terme « <text:span text:style-name="T17">phrases nominales </text:span>adverbiale<text:span text:style-name="T17">s </text:span>», un terme familier de travaux comme Waltke-O'Connor pour la catégorie 2, je vous suggère que ce terme doit être réévaluées. Ce document présentedeuxpoints principaux. Tout d' abord, àproximité d'inspectiondeslescandidatspour lacatégorie2révèlequecertainssubstantifphrasesappartiennentnidans lacatégorie1 , nidans lacatégorie2. Cemoyenquenous avonsbesoin d'aumoinstroiscatégoriesetpasdeux. <text:soft-page-break/>Jenommecescatégories:arguments, modificateursetprédicatssecondaires. Ledeuxièmepointestqueceque l'onappelletraditionnellement lesadverbessontmieuxappelésmodificateurs. «Modificateur»estuntermeplusgénéral, tandis que les«adverbes»sont</text:p>
      <text:p text:style-name="Text_20_body">considéré comme un sous-type de modificateur. </text:p>
      <text:h text:style-name="Heading_20_2" text:outline-level="2"><text:bookmark-start text:name="__RefHeading___Toc34765_1846247122"/>Hypothèses<text:bookmark text:name="_TOC_2500121"/> théoriques<text:bookmark-end text:name="__RefHeading___Toc34765_1846247122"/><text:bookmark text:name="_TOC_250012"/></text:h>
      <text:p text:style-name="P15">Avant dese précipiterdans l'affaireà lamain, ilestbien d'introduirelesthéoriquesdes hypothèses derrière cetteétude. Le cadre linguistique adoptée ici est legénérativeMinimalisteprogramme(par exemple Chomsky <text:reference-mark-start text:name="ZOTERO_ITEM CSL_CITATION {&quot;citationID&quot;:&quot;jMknWhmn&quot;,&quot;properties&quot;:{&quot;formattedCitation&quot;:&quot;(Chomsky, 2000, 1995, 1993)&quot;,&quot;plainCitation&quot;:&quot;(Chomsky, 2000, 1995, 1993)&quot;,&quot;noteIndex&quot;:0},&quot;citationItems&quot;:[{&quot;id&quot;:157,&quot;uris&quot;:[&quot;http://zotero.org/users/local/Ah3Tg2eQ/items/3AALTI7N&quot;],&quot;uri&quot;:[&quot;http://zotero.org/users/local/Ah3Tg2eQ/items/3AALTI7N&quot;],&quot;itemData&quot;:{&quot;id&quot;:157,&quot;type&quot;:&quot;chapter&quot;,&quot;container-title&quot;:&quot;Step by Step: Essays on Minimalist Syntax in Honor of Howard Lasnik&quot;,&quot;event-place&quot;:&quot;Cambridge&quot;,&quot;language&quot;:&quot;en&quot;,&quot;page&quot;:&quot;89–155&quot;,&quot;publisher&quot;:&quot;MIT Press&quot;,&quot;publisher-place&quot;:&quot;Cambridge&quot;,&quot;title&quot;:&quot;Minimalist Inquiries: The Framework&quot;,&quot;author&quot;:[{&quot;family&quot;:&quot;Chomsky&quot;,&quot;given&quot;:&quot;Noam&quot;}],&quot;editor&quot;:[{&quot;family&quot;:&quot;Michaels&quot;,&quot;given&quot;:&quot;D.&quot;},{&quot;literal&quot;:&quot;JUriagereka&quot;}],&quot;issued&quot;:{&quot;date-parts&quot;:[[&quot;2000&quot;]]}}},{&quot;id&quot;:156,&quot;uris&quot;:[&quot;http://zotero.org/users/local/Ah3Tg2eQ/items/HIMCZ5V5&quot;],&quot;uri&quot;:[&quot;http://zotero.org/users/local/Ah3Tg2eQ/items/HIMCZ5V5&quot;],&quot;itemData&quot;:{&quot;id&quot;:156,&quot;type&quot;:&quot;book&quot;,&quot;event-place&quot;:&quot;Cambridge&quot;,&quot;language&quot;:&quot;en&quot;,&quot;publisher&quot;:&quot;MIT Press&quot;,&quot;publisher-place&quot;:&quot;Cambridge&quot;,&quot;title&quot;:&quot;The Minimalist Program&quot;,&quot;author&quot;:[{&quot;family&quot;:&quot;Chomsky&quot;,&quot;given&quot;:&quot;Noam&quot;}],&quot;issued&quot;:{&quot;date-parts&quot;:[[&quot;1995&quot;]]}}},{&quot;id&quot;:155,&quot;uris&quot;:[&quot;http://zotero.org/users/local/Ah3Tg2eQ/items/FNQLSR5F&quot;],&quot;uri&quot;:[&quot;http://zotero.org/users/local/Ah3Tg2eQ/items/FNQLSR5F&quot;],&quot;itemData&quot;:{&quot;id&quot;:155,&quot;type&quot;:&quot;chapter&quot;,&quot;container-title&quot;:&quot;The View from Building 20: Essays in Linguistics in Honor of Sylvain Bromberger&quot;,&quot;event-place&quot;:&quot;Cambridge&quot;,&quot;language&quot;:&quot;en&quot;,&quot;page&quot;:&quot;1–52&quot;,&quot;publisher&quot;:&quot;MIT Press&quot;,&quot;publisher-place&quot;:&quot;Cambridge&quot;,&quot;title&quot;:&quot;A Minimalist Program for Linguistic Theory&quot;,&quot;author&quot;:[{&quot;family&quot;:&quot;Chomsky&quot;,&quot;given&quot;:&quot;Noam&quot;}],&quot;editor&quot;:[{&quot;family&quot;:&quot;Hale&quot;,&quot;given&quot;:&quot;Kenneth&quot;},{&quot;family&quot;:&quot;Keyser&quot;,&quot;given&quot;:&quot;Samuel Jay&quot;}],&quot;issued&quot;:{&quot;date-parts&quot;:[[&quot;1993&quot;]]}}}],&quot;schema&quot;:&quot;https://github.com/citation-style-language/schema/raw/master/csl-citation.json&quot;} RNDRz46SWr6HW"/><text:span text:style-name="T4">(Chomsky, 2000, 1995, 1993)</text:span><text:reference-mark-end text:name="ZOTERO_ITEM CSL_CITATION {&quot;citationID&quot;:&quot;jMknWhmn&quot;,&quot;properties&quot;:{&quot;formattedCitation&quot;:&quot;(Chomsky, 2000, 1995, 1993)&quot;,&quot;plainCitation&quot;:&quot;(Chomsky, 2000, 1995, 1993)&quot;,&quot;noteIndex&quot;:0},&quot;citationItems&quot;:[{&quot;id&quot;:157,&quot;uris&quot;:[&quot;http://zotero.org/users/local/Ah3Tg2eQ/items/3AALTI7N&quot;],&quot;uri&quot;:[&quot;http://zotero.org/users/local/Ah3Tg2eQ/items/3AALTI7N&quot;],&quot;itemData&quot;:{&quot;id&quot;:157,&quot;type&quot;:&quot;chapter&quot;,&quot;container-title&quot;:&quot;Step by Step: Essays on Minimalist Syntax in Honor of Howard Lasnik&quot;,&quot;event-place&quot;:&quot;Cambridge&quot;,&quot;language&quot;:&quot;en&quot;,&quot;page&quot;:&quot;89–155&quot;,&quot;publisher&quot;:&quot;MIT Press&quot;,&quot;publisher-place&quot;:&quot;Cambridge&quot;,&quot;title&quot;:&quot;Minimalist Inquiries: The Framework&quot;,&quot;author&quot;:[{&quot;family&quot;:&quot;Chomsky&quot;,&quot;given&quot;:&quot;Noam&quot;}],&quot;editor&quot;:[{&quot;family&quot;:&quot;Michaels&quot;,&quot;given&quot;:&quot;D.&quot;},{&quot;literal&quot;:&quot;JUriagereka&quot;}],&quot;issued&quot;:{&quot;date-parts&quot;:[[&quot;2000&quot;]]}}},{&quot;id&quot;:156,&quot;uris&quot;:[&quot;http://zotero.org/users/local/Ah3Tg2eQ/items/HIMCZ5V5&quot;],&quot;uri&quot;:[&quot;http://zotero.org/users/local/Ah3Tg2eQ/items/HIMCZ5V5&quot;],&quot;itemData&quot;:{&quot;id&quot;:156,&quot;type&quot;:&quot;book&quot;,&quot;event-place&quot;:&quot;Cambridge&quot;,&quot;language&quot;:&quot;en&quot;,&quot;publisher&quot;:&quot;MIT Press&quot;,&quot;publisher-place&quot;:&quot;Cambridge&quot;,&quot;title&quot;:&quot;The Minimalist Program&quot;,&quot;author&quot;:[{&quot;family&quot;:&quot;Chomsky&quot;,&quot;given&quot;:&quot;Noam&quot;}],&quot;issued&quot;:{&quot;date-parts&quot;:[[&quot;1995&quot;]]}}},{&quot;id&quot;:155,&quot;uris&quot;:[&quot;http://zotero.org/users/local/Ah3Tg2eQ/items/FNQLSR5F&quot;],&quot;uri&quot;:[&quot;http://zotero.org/users/local/Ah3Tg2eQ/items/FNQLSR5F&quot;],&quot;itemData&quot;:{&quot;id&quot;:155,&quot;type&quot;:&quot;chapter&quot;,&quot;container-title&quot;:&quot;The View from Building 20: Essays in Linguistics in Honor of Sylvain Bromberger&quot;,&quot;event-place&quot;:&quot;Cambridge&quot;,&quot;language&quot;:&quot;en&quot;,&quot;page&quot;:&quot;1–52&quot;,&quot;publisher&quot;:&quot;MIT Press&quot;,&quot;publisher-place&quot;:&quot;Cambridge&quot;,&quot;title&quot;:&quot;A Minimalist Program for Linguistic Theory&quot;,&quot;author&quot;:[{&quot;family&quot;:&quot;Chomsky&quot;,&quot;given&quot;:&quot;Noam&quot;}],&quot;editor&quot;:[{&quot;family&quot;:&quot;Hale&quot;,&quot;given&quot;:&quot;Kenneth&quot;},{&quot;family&quot;:&quot;Keyser&quot;,&quot;given&quot;:&quot;Samuel Jay&quot;}],&quot;issued&quot;:{&quot;date-parts&quot;:[[&quot;1993&quot;]]}}}],&quot;schema&quot;:&quot;https://github.com/citation-style-language/schema/raw/master/csl-citation.json&quot;} RNDRz46SWr6HW"/><text:span text:style-name="T4"> </text:span>commeréaliséencollaborationavec DistributedMorphology (par exemple <text:reference-mark-start text:name="ZOTERO_ITEM CSL_CITATION {&quot;citationID&quot;:&quot;x7hId1fY&quot;,&quot;properties&quot;:{&quot;formattedCitation&quot;:&quot;(Halle and Marantz, 1994, 1993; Harley, 2012)&quot;,&quot;plainCitation&quot;:&quot;(Halle and Marantz, 1994, 1993; Harley, 2012)&quot;,&quot;noteIndex&quot;:0},&quot;citationItems&quot;:[{&quot;id&quot;:165,&quot;uris&quot;:[&quot;http://zotero.org/users/local/Ah3Tg2eQ/items/WPFTXBQ8&quot;],&quot;uri&quot;:[&quot;http://zotero.org/users/local/Ah3Tg2eQ/items/WPFTXBQ8&quot;],&quot;itemData&quot;:{&quot;id&quot;:165,&quot;type&quot;:&quot;article-journal&quot;,&quot;container-title&quot;:&quot;MIT Working Papers in Linguistics&quot;,&quot;language&quot;:&quot;en&quot;,&quot;page&quot;:&quot;275–288&quot;,&quot;title&quot;:&quot;Some Key Features of Distributed Morphology&quot;,&quot;volume&quot;:&quot;21&quot;,&quot;author&quot;:[{&quot;family&quot;:&quot;Halle&quot;,&quot;given&quot;:&quot;Morris&quot;},{&quot;family&quot;:&quot;Marantz&quot;,&quot;given&quot;:&quot;Alec&quot;}],&quot;issued&quot;:{&quot;date-parts&quot;:[[&quot;1994&quot;]]}}},{&quot;id&quot;:164,&quot;uris&quot;:[&quot;http://zotero.org/users/local/Ah3Tg2eQ/items/FMI4U3N6&quot;],&quot;uri&quot;:[&quot;http://zotero.org/users/local/Ah3Tg2eQ/items/FMI4U3N6&quot;],&quot;itemData&quot;:{&quot;id&quot;:164,&quot;type&quot;:&quot;chapter&quot;,&quot;container-title&quot;:&quot;The View from Building 20: Essays in Linguistics in Honor of Sylvian Bromberger&quot;,&quot;event-place&quot;:&quot;Keyser, 111–176.Cambridge&quot;,&quot;language&quot;:&quot;en&quot;,&quot;publisher&quot;:&quot;MIT Press&quot;,&quot;publisher-place&quot;:&quot;Keyser, 111–176.Cambridge&quot;,&quot;title&quot;:&quot;Distributed Morphology and the Pieces of Inection&quot;,&quot;author&quot;:[{&quot;family&quot;:&quot;Halle&quot;,&quot;given&quot;:&quot;Morris&quot;},{&quot;family&quot;:&quot;Marantz&quot;,&quot;given&quot;:&quot;Alec&quot;}],&quot;editor&quot;:[{&quot;family&quot;:&quot;Kenneth&quot;,&quot;given&quot;:&quot;Hale&quot;},{&quot;family&quot;:&quot;Jay&quot;,&quot;given&quot;:&quot;Samuel&quot;}],&quot;issued&quot;:{&quot;date-parts&quot;:[[&quot;1993&quot;]]}}},{&quot;id&quot;:166,&quot;uris&quot;:[&quot;http://zotero.org/users/local/Ah3Tg2eQ/items/GEGDWVA2&quot;],&quot;uri&quot;:[&quot;http://zotero.org/users/local/Ah3Tg2eQ/items/GEGDWVA2&quot;],&quot;itemData&quot;:{&quot;id&quot;:166,&quot;type&quot;:&quot;chapter&quot;,&quot;container-title&quot;:&quot;Semantics: An In-ternational Handbook of Natural Language Meaning&quot;,&quot;event-place&quot;:&quot;Berlin&quot;,&quot;language&quot;:&quot;en&quot;,&quot;page&quot;:&quot;2151–2172&quot;,&quot;publisher&quot;:&quot;Mouton deGruyter&quot;,&quot;publisher-place&quot;:&quot;Berlin&quot;,&quot;title&quot;:&quot;Semantics in Distributed Morphology&quot;,&quot;volume&quot;:&quot;3&quot;,&quot;author&quot;:[{&quot;family&quot;:&quot;Harley&quot;,&quot;given&quot;:&quot;Heidi&quot;}],&quot;editor&quot;:[{&quot;family&quot;:&quot;Maien-born&quot;,&quot;given&quot;:&quot;Claudia&quot;},{&quot;family&quot;:&quot;Heusinger&quot;,&quot;given&quot;:&quot;Klaus&quot;},{&quot;family&quot;:&quot;Portner&quot;,&quot;given&quot;:&quot;Paul&quot;}],&quot;issued&quot;:{&quot;date-parts&quot;:[[&quot;2012&quot;]]}}}],&quot;schema&quot;:&quot;https://github.com/citation-style-language/schema/raw/master/csl-citation.json&quot;} RND7faX52Pu36"/>(Halle and Marantz, 1994, 1993; Harley, 2012)<text:reference-mark-end text:name="ZOTERO_ITEM CSL_CITATION {&quot;citationID&quot;:&quot;x7hId1fY&quot;,&quot;properties&quot;:{&quot;formattedCitation&quot;:&quot;(Halle and Marantz, 1994, 1993; Harley, 2012)&quot;,&quot;plainCitation&quot;:&quot;(Halle and Marantz, 1994, 1993; Harley, 2012)&quot;,&quot;noteIndex&quot;:0},&quot;citationItems&quot;:[{&quot;id&quot;:165,&quot;uris&quot;:[&quot;http://zotero.org/users/local/Ah3Tg2eQ/items/WPFTXBQ8&quot;],&quot;uri&quot;:[&quot;http://zotero.org/users/local/Ah3Tg2eQ/items/WPFTXBQ8&quot;],&quot;itemData&quot;:{&quot;id&quot;:165,&quot;type&quot;:&quot;article-journal&quot;,&quot;container-title&quot;:&quot;MIT Working Papers in Linguistics&quot;,&quot;language&quot;:&quot;en&quot;,&quot;page&quot;:&quot;275–288&quot;,&quot;title&quot;:&quot;Some Key Features of Distributed Morphology&quot;,&quot;volume&quot;:&quot;21&quot;,&quot;author&quot;:[{&quot;family&quot;:&quot;Halle&quot;,&quot;given&quot;:&quot;Morris&quot;},{&quot;family&quot;:&quot;Marantz&quot;,&quot;given&quot;:&quot;Alec&quot;}],&quot;issued&quot;:{&quot;date-parts&quot;:[[&quot;1994&quot;]]}}},{&quot;id&quot;:164,&quot;uris&quot;:[&quot;http://zotero.org/users/local/Ah3Tg2eQ/items/FMI4U3N6&quot;],&quot;uri&quot;:[&quot;http://zotero.org/users/local/Ah3Tg2eQ/items/FMI4U3N6&quot;],&quot;itemData&quot;:{&quot;id&quot;:164,&quot;type&quot;:&quot;chapter&quot;,&quot;container-title&quot;:&quot;The View from Building 20: Essays in Linguistics in Honor of Sylvian Bromberger&quot;,&quot;event-place&quot;:&quot;Keyser, 111–176.Cambridge&quot;,&quot;language&quot;:&quot;en&quot;,&quot;publisher&quot;:&quot;MIT Press&quot;,&quot;publisher-place&quot;:&quot;Keyser, 111–176.Cambridge&quot;,&quot;title&quot;:&quot;Distributed Morphology and the Pieces of Inection&quot;,&quot;author&quot;:[{&quot;family&quot;:&quot;Halle&quot;,&quot;given&quot;:&quot;Morris&quot;},{&quot;family&quot;:&quot;Marantz&quot;,&quot;given&quot;:&quot;Alec&quot;}],&quot;editor&quot;:[{&quot;family&quot;:&quot;Kenneth&quot;,&quot;given&quot;:&quot;Hale&quot;},{&quot;family&quot;:&quot;Jay&quot;,&quot;given&quot;:&quot;Samuel&quot;}],&quot;issued&quot;:{&quot;date-parts&quot;:[[&quot;1993&quot;]]}}},{&quot;id&quot;:166,&quot;uris&quot;:[&quot;http://zotero.org/users/local/Ah3Tg2eQ/items/GEGDWVA2&quot;],&quot;uri&quot;:[&quot;http://zotero.org/users/local/Ah3Tg2eQ/items/GEGDWVA2&quot;],&quot;itemData&quot;:{&quot;id&quot;:166,&quot;type&quot;:&quot;chapter&quot;,&quot;container-title&quot;:&quot;Semantics: An In-ternational Handbook of Natural Language Meaning&quot;,&quot;event-place&quot;:&quot;Berlin&quot;,&quot;language&quot;:&quot;en&quot;,&quot;page&quot;:&quot;2151–2172&quot;,&quot;publisher&quot;:&quot;Mouton deGruyter&quot;,&quot;publisher-place&quot;:&quot;Berlin&quot;,&quot;title&quot;:&quot;Semantics in Distributed Morphology&quot;,&quot;volume&quot;:&quot;3&quot;,&quot;author&quot;:[{&quot;family&quot;:&quot;Harley&quot;,&quot;given&quot;:&quot;Heidi&quot;}],&quot;editor&quot;:[{&quot;family&quot;:&quot;Maien-born&quot;,&quot;given&quot;:&quot;Claudia&quot;},{&quot;family&quot;:&quot;Heusinger&quot;,&quot;given&quot;:&quot;Klaus&quot;},{&quot;family&quot;:&quot;Portner&quot;,&quot;given&quot;:&quot;Paul&quot;}],&quot;issued&quot;:{&quot;date-parts&quot;:[[&quot;2012&quot;]]}}}],&quot;schema&quot;:&quot;https://github.com/citation-style-language/schema/raw/master/csl-citation.json&quot;} RND7faX52Pu36"/><text:span text:style-name="T5">). </text:span>Monpoint de vuesur l'argument lastructurecombineunevalencesapprochedeBHverbes<text:note text:id="ftn3" text:note-class="footnote"><text:note-citation>3</text:note-citation><text:note-body><text:p text:style-name="Footnote">Pour l'approche de valence appliquée à BH, voir <text:reference-mark-start text:name="ZOTERO_ITEM CSL_CITATION {&quot;citationID&quot;:&quot;A2FQ4Jg0&quot;,&quot;properties&quot;:{&quot;formattedCitation&quot;:&quot;(Cook, 2014, 2012a, 2012b; Malessa, 2006)&quot;,&quot;plainCitation&quot;:&quot;(Cook, 2014, 2012a, 2012b; Malessa, 2006)&quot;,&quot;noteIndex&quot;:3},&quot;citationItems&quot;:[{&quot;id&quot;:160,&quot;uris&quot;:[&quot;http://zotero.org/users/local/Ah3Tg2eQ/items/8NBJB4UX&quot;],&quot;uri&quot;:[&quot;http://zotero.org/users/local/Ah3Tg2eQ/items/8NBJB4UX&quot;],&quot;itemData&quot;:{&quot;id&quot;:160,&quot;type&quot;:&quot;paper-conference&quot;,&quot;container-title&quot;:&quot;PaperPresented at the Annual Meeting of the Society of Biblical Literature&quot;,&quot;event-place&quot;:&quot;San Diego,CA&quot;,&quot;language&quot;:&quot;de&quot;,&quot;publisher-place&quot;:&quot;San Diego,CA&quot;,&quot;title&quot;:&quot;Verbal Valency in Biblical Hebrew and the Case of אלמ&quot;,&quot;author&quot;:[{&quot;family&quot;:&quot;Cook&quot;,&quot;given&quot;:&quot;John A.&quot;}],&quot;issued&quot;:{&quot;date-parts&quot;:[[&quot;2014&quot;]]}}},{&quot;id&quot;:158,&quot;uris&quot;:[&quot;http://zotero.org/users/local/Ah3Tg2eQ/items/VBFTMEWB&quot;],&quot;uri&quot;:[&quot;http://zotero.org/users/local/Ah3Tg2eQ/items/VBFTMEWB&quot;],&quot;itemData&quot;:{&quot;id&quot;:158,&quot;type&quot;:&quot;paper-conference&quot;,&quot;container-title&quot;:&quot;PaperPresented at the Annual Meeting of the Society of Biblical Literature&quot;,&quot;event-place&quot;:&quot;Chicago,IL&quot;,&quot;language&quot;:&quot;en&quot;,&quot;publisher-place&quot;:&quot;Chicago,IL&quot;,&quot;title&quot;:&quot;Valency: The Intersection of Syntax and Semantics&quot;,&quot;author&quot;:[{&quot;family&quot;:&quot;Cook&quot;,&quot;given&quot;:&quot;John A.&quot;}],&quot;issued&quot;:{&quot;date-parts&quot;:[[&quot;2012&quot;]]}}},{&quot;id&quot;:159,&quot;uris&quot;:[&quot;http://zotero.org/users/local/Ah3Tg2eQ/items/75XGEKFK&quot;],&quot;uri&quot;:[&quot;http://zotero.org/users/local/Ah3Tg2eQ/items/75XGEKFK&quot;],&quot;itemData&quot;:{&quot;id&quot;:159,&quot;type&quot;:&quot;book&quot;,&quot;language&quot;:&quot;en&quot;,&quot;title&quot;:&quot;Valency: The Intersection of Syntax and Semantics&quot;,&quot;URL&quot;:&quot;https://ancienthebrewgrammar.wordpress.com/2012/12/05/biblical-hebrew-valency/&quot;,&quot;author&quot;:[{&quot;family&quot;:&quot;Cook&quot;,&quot;given&quot;:&quot;John A.&quot;}],&quot;issued&quot;:{&quot;date-parts&quot;:[[&quot;2012&quot;]]}}},{&quot;id&quot;:169,&quot;uris&quot;:[&quot;http://zotero.org/users/local/Ah3Tg2eQ/items/LZS8ZLPX&quot;],&quot;uri&quot;:[&quot;http://zotero.org/users/local/Ah3Tg2eQ/items/LZS8ZLPX&quot;],&quot;itemData&quot;:{&quot;id&quot;:169,&quot;type&quot;:&quot;book&quot;,&quot;event-place&quot;:&quot;Assen&quot;,&quot;language&quot;:&quot;de&quot;,&quot;publisher&quot;:&quot;Van Gorcum&quot;,&quot;publisher-place&quot;:&quot;Assen&quot;,&quot;title&quot;:&quot;Untersuchungen zur verbalen Valenz im biblischen Hebräisch&quot;,&quot;author&quot;:[{&quot;family&quot;:&quot;Malessa&quot;,&quot;given&quot;:&quot;Michael&quot;}],&quot;issued&quot;:{&quot;date-parts&quot;:[[&quot;2006&quot;]]}}}],&quot;schema&quot;:&quot;https://github.com/citation-style-language/schema/raw/master/csl-citation.json&quot;} RNDbuFr6FYgEX"/>(Cook, 2014, 2012a, 2012b; Malessa, 2006)<text:reference-mark-end text:name="ZOTERO_ITEM CSL_CITATION {&quot;citationID&quot;:&quot;A2FQ4Jg0&quot;,&quot;properties&quot;:{&quot;formattedCitation&quot;:&quot;(Cook, 2014, 2012a, 2012b; Malessa, 2006)&quot;,&quot;plainCitation&quot;:&quot;(Cook, 2014, 2012a, 2012b; Malessa, 2006)&quot;,&quot;noteIndex&quot;:3},&quot;citationItems&quot;:[{&quot;id&quot;:160,&quot;uris&quot;:[&quot;http://zotero.org/users/local/Ah3Tg2eQ/items/8NBJB4UX&quot;],&quot;uri&quot;:[&quot;http://zotero.org/users/local/Ah3Tg2eQ/items/8NBJB4UX&quot;],&quot;itemData&quot;:{&quot;id&quot;:160,&quot;type&quot;:&quot;paper-conference&quot;,&quot;container-title&quot;:&quot;PaperPresented at the Annual Meeting of the Society of Biblical Literature&quot;,&quot;event-place&quot;:&quot;San Diego,CA&quot;,&quot;language&quot;:&quot;de&quot;,&quot;publisher-place&quot;:&quot;San Diego,CA&quot;,&quot;title&quot;:&quot;Verbal Valency in Biblical Hebrew and the Case of אלמ&quot;,&quot;author&quot;:[{&quot;family&quot;:&quot;Cook&quot;,&quot;given&quot;:&quot;John A.&quot;}],&quot;issued&quot;:{&quot;date-parts&quot;:[[&quot;2014&quot;]]}}},{&quot;id&quot;:158,&quot;uris&quot;:[&quot;http://zotero.org/users/local/Ah3Tg2eQ/items/VBFTMEWB&quot;],&quot;uri&quot;:[&quot;http://zotero.org/users/local/Ah3Tg2eQ/items/VBFTMEWB&quot;],&quot;itemData&quot;:{&quot;id&quot;:158,&quot;type&quot;:&quot;paper-conference&quot;,&quot;container-title&quot;:&quot;PaperPresented at the Annual Meeting of the Society of Biblical Literature&quot;,&quot;event-place&quot;:&quot;Chicago,IL&quot;,&quot;language&quot;:&quot;en&quot;,&quot;publisher-place&quot;:&quot;Chicago,IL&quot;,&quot;title&quot;:&quot;Valency: The Intersection of Syntax and Semantics&quot;,&quot;author&quot;:[{&quot;family&quot;:&quot;Cook&quot;,&quot;given&quot;:&quot;John A.&quot;}],&quot;issued&quot;:{&quot;date-parts&quot;:[[&quot;2012&quot;]]}}},{&quot;id&quot;:159,&quot;uris&quot;:[&quot;http://zotero.org/users/local/Ah3Tg2eQ/items/75XGEKFK&quot;],&quot;uri&quot;:[&quot;http://zotero.org/users/local/Ah3Tg2eQ/items/75XGEKFK&quot;],&quot;itemData&quot;:{&quot;id&quot;:159,&quot;type&quot;:&quot;book&quot;,&quot;language&quot;:&quot;en&quot;,&quot;title&quot;:&quot;Valency: The Intersection of Syntax and Semantics&quot;,&quot;URL&quot;:&quot;https://ancienthebrewgrammar.wordpress.com/2012/12/05/biblical-hebrew-valency/&quot;,&quot;author&quot;:[{&quot;family&quot;:&quot;Cook&quot;,&quot;given&quot;:&quot;John A.&quot;}],&quot;issued&quot;:{&quot;date-parts&quot;:[[&quot;2012&quot;]]}}},{&quot;id&quot;:169,&quot;uris&quot;:[&quot;http://zotero.org/users/local/Ah3Tg2eQ/items/LZS8ZLPX&quot;],&quot;uri&quot;:[&quot;http://zotero.org/users/local/Ah3Tg2eQ/items/LZS8ZLPX&quot;],&quot;itemData&quot;:{&quot;id&quot;:169,&quot;type&quot;:&quot;book&quot;,&quot;event-place&quot;:&quot;Assen&quot;,&quot;language&quot;:&quot;de&quot;,&quot;publisher&quot;:&quot;Van Gorcum&quot;,&quot;publisher-place&quot;:&quot;Assen&quot;,&quot;title&quot;:&quot;Untersuchungen zur verbalen Valenz im biblischen Hebräisch&quot;,&quot;author&quot;:[{&quot;family&quot;:&quot;Malessa&quot;,&quot;given&quot;:&quot;Michael&quot;}],&quot;issued&quot;:{&quot;date-parts&quot;:[[&quot;2006&quot;]]}}}],&quot;schema&quot;:&quot;https://github.com/citation-style-language/schema/raw/master/csl-citation.json&quot;} RNDbuFr6FYgEX"/> et <text:reference-mark-start text:name="ZOTERO_ITEM CSL_CITATION {&quot;citationID&quot;:&quot;zeM4K5LB&quot;,&quot;properties&quot;:{&quot;formattedCitation&quot;:&quot;(Wilson, 2014)&quot;,&quot;plainCitation&quot;:&quot;(Wilson, 2014)&quot;,&quot;noteIndex&quot;:3},&quot;citationItems&quot;:[{&quot;id&quot;:173,&quot;uris&quot;:[&quot;http://zotero.org/users/local/Ah3Tg2eQ/items/IA3N24X5&quot;],&quot;uri&quot;:[&quot;http://zotero.org/users/local/Ah3Tg2eQ/items/IA3N24X5&quot;],&quot;itemData&quot;:{&quot;id&quot;:173,&quot;type&quot;:&quot;thesis&quot;,&quot;genre&quot;:&quot;Master’s thesis,&quot;,&quot;language&quot;:&quot;en&quot;,&quot;publisher&quot;:&quot;Asbury Theological Seminary&quot;,&quot;title&quot;:&quot;Verbal Valency in Biblical Hebrew: An Analysis of the Valency of רבע&quot;,&quot;author&quot;:[{&quot;family&quot;:&quot;Wilson&quot;,&quot;given&quot;:&quot;James Douglas&quot;}],&quot;issued&quot;:{&quot;date-parts&quot;:[[&quot;2014&quot;]]}}}],&quot;schema&quot;:&quot;https://github.com/citation-style-language/schema/raw/master/csl-citation.json&quot;} RND1H9gKgRPw6"/>(Wilson, 2014)<text:reference-mark-end text:name="ZOTERO_ITEM CSL_CITATION {&quot;citationID&quot;:&quot;zeM4K5LB&quot;,&quot;properties&quot;:{&quot;formattedCitation&quot;:&quot;(Wilson, 2014)&quot;,&quot;plainCitation&quot;:&quot;(Wilson, 2014)&quot;,&quot;noteIndex&quot;:3},&quot;citationItems&quot;:[{&quot;id&quot;:173,&quot;uris&quot;:[&quot;http://zotero.org/users/local/Ah3Tg2eQ/items/IA3N24X5&quot;],&quot;uri&quot;:[&quot;http://zotero.org/users/local/Ah3Tg2eQ/items/IA3N24X5&quot;],&quot;itemData&quot;:{&quot;id&quot;:173,&quot;type&quot;:&quot;thesis&quot;,&quot;genre&quot;:&quot;Master’s thesis,&quot;,&quot;language&quot;:&quot;en&quot;,&quot;publisher&quot;:&quot;Asbury Theological Seminary&quot;,&quot;title&quot;:&quot;Verbal Valency in Biblical Hebrew: An Analysis of the Valency of רבע&quot;,&quot;author&quot;:[{&quot;family&quot;:&quot;Wilson&quot;,&quot;given&quot;:&quot;James Douglas&quot;}],&quot;issued&quot;:{&quot;date-parts&quot;:[[&quot;2014&quot;]]}}}],&quot;schema&quot;:&quot;https://github.com/citation-style-language/schema/raw/master/csl-citation.json&quot;} RND1H9gKgRPw6"/>. </text:p></text:note-body></text:note> aveclesstructures syntaxiquesproposéespar <text:reference-mark-start text:name="ZOTERO_ITEM CSL_CITATION {&quot;citationID&quot;:&quot;AyIPmov1&quot;,&quot;properties&quot;:{&quot;formattedCitation&quot;:&quot;(Cuervo, 2015, 2003)&quot;,&quot;plainCitation&quot;:&quot;(Cuervo, 2015, 2003)&quot;,&quot;noteIndex&quot;:0},&quot;citationItems&quot;:[{&quot;id&quot;:162,&quot;uris&quot;:[&quot;http://zotero.org/users/local/Ah3Tg2eQ/items/723P62Q7&quot;],&quot;uri&quot;:[&quot;http://zotero.org/users/local/Ah3Tg2eQ/items/723P62Q7&quot;],&quot;itemData&quot;:{&quot;id&quot;:162,&quot;type&quot;:&quot;article-journal&quot;,&quot;container-title&quot;:&quot;Syntax&quot;,&quot;issue&quot;:&quot;4&quot;,&quot;language&quot;:&quot;en&quot;,&quot;page&quot;:&quot;388–424&quot;,&quot;title&quot;:&quot;Causation without a CAUSE&quot;,&quot;volume&quot;:&quot;18&quot;,&quot;author&quot;:[{&quot;family&quot;:&quot;Cuervo&quot;,&quot;given&quot;:&quot;María Cristina&quot;}],&quot;issued&quot;:{&quot;date-parts&quot;:[[&quot;2015&quot;]]}}},{&quot;id&quot;:161,&quot;uris&quot;:[&quot;http://zotero.org/users/local/Ah3Tg2eQ/items/3AIFNJ4B&quot;],&quot;uri&quot;:[&quot;http://zotero.org/users/local/Ah3Tg2eQ/items/3AIFNJ4B&quot;],&quot;itemData&quot;:{&quot;id&quot;:161,&quot;type&quot;:&quot;thesis&quot;,&quot;genre&quot;:&quot;PhD diss.,&quot;,&quot;language&quot;:&quot;no&quot;,&quot;publisher&quot;:&quot;MIT&quot;,&quot;title&quot;:&quot;Datives at Large&quot;,&quot;author&quot;:[{&quot;family&quot;:&quot;Cuervo&quot;,&quot;given&quot;:&quot;María Cristina&quot;}],&quot;issued&quot;:{&quot;date-parts&quot;:[[&quot;2003&quot;]]}}}],&quot;schema&quot;:&quot;https://github.com/citation-style-language/schema/raw/master/csl-citation.json&quot;} RND4HcDWRJilt"/>(Cuervo, 2015, 2003)<text:reference-mark-end text:name="ZOTERO_ITEM CSL_CITATION {&quot;citationID&quot;:&quot;AyIPmov1&quot;,&quot;properties&quot;:{&quot;formattedCitation&quot;:&quot;(Cuervo, 2015, 2003)&quot;,&quot;plainCitation&quot;:&quot;(Cuervo, 2015, 2003)&quot;,&quot;noteIndex&quot;:0},&quot;citationItems&quot;:[{&quot;id&quot;:162,&quot;uris&quot;:[&quot;http://zotero.org/users/local/Ah3Tg2eQ/items/723P62Q7&quot;],&quot;uri&quot;:[&quot;http://zotero.org/users/local/Ah3Tg2eQ/items/723P62Q7&quot;],&quot;itemData&quot;:{&quot;id&quot;:162,&quot;type&quot;:&quot;article-journal&quot;,&quot;container-title&quot;:&quot;Syntax&quot;,&quot;issue&quot;:&quot;4&quot;,&quot;language&quot;:&quot;en&quot;,&quot;page&quot;:&quot;388–424&quot;,&quot;title&quot;:&quot;Causation without a CAUSE&quot;,&quot;volume&quot;:&quot;18&quot;,&quot;author&quot;:[{&quot;family&quot;:&quot;Cuervo&quot;,&quot;given&quot;:&quot;María Cristina&quot;}],&quot;issued&quot;:{&quot;date-parts&quot;:[[&quot;2015&quot;]]}}},{&quot;id&quot;:161,&quot;uris&quot;:[&quot;http://zotero.org/users/local/Ah3Tg2eQ/items/3AIFNJ4B&quot;],&quot;uri&quot;:[&quot;http://zotero.org/users/local/Ah3Tg2eQ/items/3AIFNJ4B&quot;],&quot;itemData&quot;:{&quot;id&quot;:161,&quot;type&quot;:&quot;thesis&quot;,&quot;genre&quot;:&quot;PhD diss.,&quot;,&quot;language&quot;:&quot;no&quot;,&quot;publisher&quot;:&quot;MIT&quot;,&quot;title&quot;:&quot;Datives at Large&quot;,&quot;author&quot;:[{&quot;family&quot;:&quot;Cuervo&quot;,&quot;given&quot;:&quot;María Cristina&quot;}],&quot;issued&quot;:{&quot;date-parts&quot;:[[&quot;2003&quot;]]}}}],&quot;schema&quot;:&quot;https://github.com/citation-style-language/schema/raw/master/csl-citation.json&quot;} RND4HcDWRJilt"/>, avec lamodificationdeladernièreà semettre d'accord avec l'approche unifiée proposée predicationpar <text:reference-mark-start text:name="ZOTERO_ITEM CSL_CITATION {&quot;citationID&quot;:&quot;xn8hTJCy&quot;,&quot;properties&quot;:{&quot;formattedCitation&quot;:&quot;(Bowers, 2001, 1993)&quot;,&quot;plainCitation&quot;:&quot;(Bowers, 2001, 1993)&quot;,&quot;noteIndex&quot;:0},&quot;citationItems&quot;:[{&quot;id&quot;:154,&quot;uris&quot;:[&quot;http://zotero.org/users/local/Ah3Tg2eQ/items/YISNKS8I&quot;],&quot;uri&quot;:[&quot;http://zotero.org/users/local/Ah3Tg2eQ/items/YISNKS8I&quot;],&quot;itemData&quot;:{&quot;id&quot;:154,&quot;type&quot;:&quot;chapter&quot;,&quot;container-title&quot;:&quot;The Handbook of Contemporary Syntactic Theory&quot;,&quot;event-place&quot;:&quot;Malden&quot;,&quot;language&quot;:&quot;en&quot;,&quot;page&quot;:&quot;299–333&quot;,&quot;publisher&quot;:&quot;Blackwell&quot;,&quot;publisher-place&quot;:&quot;Malden&quot;,&quot;title&quot;:&quot;Predication&quot;,&quot;author&quot;:[{&quot;family&quot;:&quot;Bowers&quot;,&quot;given&quot;:&quot;John&quot;}],&quot;editor&quot;:[{&quot;family&quot;:&quot;Baltin&quot;,&quot;given&quot;:&quot;Mark&quot;},{&quot;family&quot;:&quot;Collins&quot;,&quot;given&quot;:&quot;Chris&quot;}],&quot;issued&quot;:{&quot;date-parts&quot;:[[&quot;2001&quot;]]}}},{&quot;id&quot;:153,&quot;uris&quot;:[&quot;http://zotero.org/users/local/Ah3Tg2eQ/items/B32F99JJ&quot;],&quot;uri&quot;:[&quot;http://zotero.org/users/local/Ah3Tg2eQ/items/B32F99JJ&quot;],&quot;itemData&quot;:{&quot;id&quot;:153,&quot;type&quot;:&quot;article-journal&quot;,&quot;container-title&quot;:&quot;Linguistic Inquiry&quot;,&quot;issue&quot;:&quot;3&quot;,&quot;language&quot;:&quot;en&quot;,&quot;page&quot;:&quot;591–656&quot;,&quot;title&quot;:&quot;The Syntax of Predication&quot;,&quot;volume&quot;:&quot;24&quot;,&quot;author&quot;:[{&quot;family&quot;:&quot;Bowers&quot;,&quot;given&quot;:&quot;John&quot;}],&quot;issued&quot;:{&quot;date-parts&quot;:[[&quot;1993&quot;]]}}}],&quot;schema&quot;:&quot;https://github.com/citation-style-language/schema/raw/master/csl-citation.json&quot;} RNDpdyw8ZkprV"/>(Bowers, 2001, 1993)<text:reference-mark-end text:name="ZOTERO_ITEM CSL_CITATION {&quot;citationID&quot;:&quot;xn8hTJCy&quot;,&quot;properties&quot;:{&quot;formattedCitation&quot;:&quot;(Bowers, 2001, 1993)&quot;,&quot;plainCitation&quot;:&quot;(Bowers, 2001, 1993)&quot;,&quot;noteIndex&quot;:0},&quot;citationItems&quot;:[{&quot;id&quot;:154,&quot;uris&quot;:[&quot;http://zotero.org/users/local/Ah3Tg2eQ/items/YISNKS8I&quot;],&quot;uri&quot;:[&quot;http://zotero.org/users/local/Ah3Tg2eQ/items/YISNKS8I&quot;],&quot;itemData&quot;:{&quot;id&quot;:154,&quot;type&quot;:&quot;chapter&quot;,&quot;container-title&quot;:&quot;The Handbook of Contemporary Syntactic Theory&quot;,&quot;event-place&quot;:&quot;Malden&quot;,&quot;language&quot;:&quot;en&quot;,&quot;page&quot;:&quot;299–333&quot;,&quot;publisher&quot;:&quot;Blackwell&quot;,&quot;publisher-place&quot;:&quot;Malden&quot;,&quot;title&quot;:&quot;Predication&quot;,&quot;author&quot;:[{&quot;family&quot;:&quot;Bowers&quot;,&quot;given&quot;:&quot;John&quot;}],&quot;editor&quot;:[{&quot;family&quot;:&quot;Baltin&quot;,&quot;given&quot;:&quot;Mark&quot;},{&quot;family&quot;:&quot;Collins&quot;,&quot;given&quot;:&quot;Chris&quot;}],&quot;issued&quot;:{&quot;date-parts&quot;:[[&quot;2001&quot;]]}}},{&quot;id&quot;:153,&quot;uris&quot;:[&quot;http://zotero.org/users/local/Ah3Tg2eQ/items/B32F99JJ&quot;],&quot;uri&quot;:[&quot;http://zotero.org/users/local/Ah3Tg2eQ/items/B32F99JJ&quot;],&quot;itemData&quot;:{&quot;id&quot;:153,&quot;type&quot;:&quot;article-journal&quot;,&quot;container-title&quot;:&quot;Linguistic Inquiry&quot;,&quot;issue&quot;:&quot;3&quot;,&quot;language&quot;:&quot;en&quot;,&quot;page&quot;:&quot;591–656&quot;,&quot;title&quot;:&quot;The Syntax of Predication&quot;,&quot;volume&quot;:&quot;24&quot;,&quot;author&quot;:[{&quot;family&quot;:&quot;Bowers&quot;,&quot;given&quot;:&quot;John&quot;}],&quot;issued&quot;:{&quot;date-parts&quot;:[[&quot;1993&quot;]]}}}],&quot;schema&quot;:&quot;https://github.com/citation-style-language/schema/raw/master/csl-citation.json&quot;} RNDpdyw8ZkprV"/>. </text:p>
      <text:h text:style-name="Heading_20_2" text:outline-level="2"><text:bookmark-start text:name="__RefHeading___Toc25775_1846247122"/><text:bookmark text:name="_TOC_2500111"/>Bare NP Adverbial<text:bookmark-end text:name="__RefHeading___Toc25775_1846247122"/><text:bookmark text:name="_TOC_250011"/></text:h>
      <text:h text:style-name="Heading_20_3" text:outline-level="3"><text:bookmark-start text:name="__RefHeading___Toc25777_1846247122"/><text:bookmark text:name="_TOC_2500103"/>Terminologie<text:bookmark text:name="_TOC_2500102"/> et attentes<text:bookmark text:name="_TOC_2500101"/> traditionnelles<text:bookmark-end text:name="__RefHeading___Toc25777_1846247122"/><text:bookmark text:name="_TOC_250010"/></text:h>
      <text:p text:style-name="Text_20_body">Un« adverbiale, »commegénéralementcompris, estunmotouphrasequimodifie l'action verbaledans unecertainemanière(doncad+verbe (IAL)). Engénéral, lesadverbespeuventapparteniràn'importe quelle catégorie, qu'il s'agisse d'expressions nominales, d'expressions prépositionnelles ou d'expressions complémentaires. l'étiquette «adverbial» doit être comprise comme un descripteur de la fonction sémantique d'une phrase. </text:p>
      <text:p text:style-name="P15"><text:line-break/>Si on est enclin plutôt de décrire la syntaxe d'un adverbe, onpeut seréféreràelle comme un « complément », reflétant le fait que lesadverbes sont considérés être « accolé »à d'autresexpressions. Fondamentale de l'étiquette« complément »est l'idéequelaaccoléephrase estgrammaticalement enoption. Laprésenceou l'absence d'uncomplémentnepas uneincidence surlagrammaticalité d'uneclausedelamêmefaçonque l'omission d'un« argument »fait. Les arguments sont considérés ici comme des participants obligatoires dans un modèle de valence d'unverbespécifique. </text:p>
      <text:p text:style-name="Text_20_body">Ni lesargumentsni lescompléments nesontlimitésàuneseulecatégorielexicale. Néanmoins, on s'attend généralement à ce que les phrases nominalessoient desarguments(et non des compléments) et que les arguments soient desphrasesnominales prototypiques. </text:p>
      <text:h text:style-name="Heading_20_3" text:outline-level="3"><text:bookmark-start text:name="__RefHeading___Toc25779_1846247122"/><text:bookmark text:name="_TOC_2500091"/>Anglais adverbialeNPs<text:bookmark-end text:name="__RefHeading___Toc25779_1846247122"/><text:bookmark text:name="_TOC_250009"/></text:h>
      <text:p text:style-name="Text_20_body">Lorsque l'on considère les expressions nominales adverbiales en hébreu biblique, il est instructifdecomparerlescaspotentielsaveclestockdephrasesnominalesadverbialesdansunelangueplusfamilière comme l'anglais. <text:reference-mark-start text:name="ZOTERO_ITEM CSL_CITATION {&quot;citationID&quot;:&quot;x4tK31xC&quot;,&quot;properties&quot;:{&quot;formattedCitation&quot;:&quot;(Larson, 1985)&quot;,&quot;plainCitation&quot;:&quot;(Larson, 1985)&quot;,&quot;noteIndex&quot;:0},&quot;citationItems&quot;:[{&quot;id&quot;:168,&quot;uris&quot;:[&quot;http://zotero.org/users/local/Ah3Tg2eQ/items/Q6XR3SGT&quot;],&quot;uri&quot;:[&quot;http://zotero.org/users/local/Ah3Tg2eQ/items/Q6XR3SGT&quot;],&quot;itemData&quot;:{&quot;id&quot;:168,&quot;type&quot;:&quot;article-journal&quot;,&quot;container-title&quot;:&quot;Linguistic Inquiry&quot;,&quot;issue&quot;:&quot;4&quot;,&quot;language&quot;:&quot;en&quot;,&quot;page&quot;:&quot;595–621&quot;,&quot;title&quot;:&quot;Bare-NP Adverbs&quot;,&quot;volume&quot;:&quot;16&quot;,&quot;author&quot;:[{&quot;family&quot;:&quot;Larson&quot;,&quot;given&quot;:&quot;Richard K.&quot;}],&quot;issued&quot;:{&quot;date-parts&quot;:[[&quot;1985&quot;]]}}}],&quot;schema&quot;:&quot;https://github.com/citation-style-language/schema/raw/master/csl-citation.json&quot;} RNDc94aNUg84E"/>(Larson, 1985)<text:reference-mark-end text:name="ZOTERO_ITEM CSL_CITATION {&quot;citationID&quot;:&quot;x4tK31xC&quot;,&quot;properties&quot;:{&quot;formattedCitation&quot;:&quot;(Larson, 1985)&quot;,&quot;plainCitation&quot;:&quot;(Larson, 1985)&quot;,&quot;noteIndex&quot;:0},&quot;citationItems&quot;:[{&quot;id&quot;:168,&quot;uris&quot;:[&quot;http://zotero.org/users/local/Ah3Tg2eQ/items/Q6XR3SGT&quot;],&quot;uri&quot;:[&quot;http://zotero.org/users/local/Ah3Tg2eQ/items/Q6XR3SGT&quot;],&quot;itemData&quot;:{&quot;id&quot;:168,&quot;type&quot;:&quot;article-journal&quot;,&quot;container-title&quot;:&quot;Linguistic Inquiry&quot;,&quot;issue&quot;:&quot;4&quot;,&quot;language&quot;:&quot;en&quot;,&quot;page&quot;:&quot;595–621&quot;,&quot;title&quot;:&quot;Bare-NP Adverbs&quot;,&quot;volume&quot;:&quot;16&quot;,&quot;author&quot;:[{&quot;family&quot;:&quot;Larson&quot;,&quot;given&quot;:&quot;Richard K.&quot;}],&quot;issued&quot;:{&quot;date-parts&quot;:[[&quot;1985&quot;]]}}}],&quot;schema&quot;:&quot;https://github.com/citation-style-language/schema/raw/master/csl-citation.json&quot;} RNDc94aNUg84E"/> a constaté qu'en anglais, lesphrasesnominalesadverbialespeuventappartenir à l'une des quatre catégories de base: temps, <text:soft-page-break/>emplacement, direction et manière. Non seulement les types sémantiques sont sévèrement limités en anglais, mais même au sein descatégories, Larson aconstatéque lesnomsutilisésadverbialementenanglaissontlimités à un ensemble limité d'éléments lexicaux. Les exemples suivants montrent que certainesphrasesnominalesnuessont grammaticales comme adverbes en anglais, tandis que d'autres nécessitent l'utilisation d'unepréposition. </text:p>
      <text:p text:style-name="Text_20_body">Nous pouvonsdire«John arrivera [au cours de la semaine prochaine]», mais pas «John arrivera [à cetteoccasion]». Nousdevonsdire« Johnvaarriver[àcetteoccasion]. »De même, nous pouvonsdire«Vousavezvécu[un endroitchaudetensoleillé]», maispas«Vousavezvécu[ l'Allemagne]». Ouencore, nouspouvonsdire :« Noussommesdirigés vers[cettedirection], »maispas« Noussommesdirigés vers[cecours] ». Larson a découvert que la manière dont les expressions nominales adverbiales en anglais sont lespluslimitées, étant limitée aux expressions avec le nom detête. </text:p>
      <text:p text:style-name="Text_20_body">Sans supposer que l'hébreu biblique doit se conformer aux mêmes restrictions que l'anglais, les données en anglais nous donnent des questions intéressantes à considérer. Tout d' abord, devrionsnousattendre àadverbialesubstantifphrasesdans laBiblehébraïqueà être limitéesàcertaines catégories sémantiques comme letemps, l'emplacement, ladirection et lamanière? Deuxièmement, est-ilvraique les phrases nominales adverbiales en hébreu biblique sont limitées à un ensemble spécifique d'éléments lexicaux? Àces questions, j'ajoute celle-ci: est-il vrai qu'une expression nominaleavec unesémantiqueprototypiquement«adverbiale»(par exemple, cellesappartenantauxquatrecatégories deLarson) estnécessairementunadverbe? Danscesuit , jesoutiensqueunbesoindepayerattentionà lasémantique, nonseulementdelanomphraseenconsidération, maisaussidelaverbe. Ilestmontré, par exemple, que certaines phrases nominales sont locatifs pas adverbialedu tout, mais plutôt les arguments d'un verbe qui choisit un lieu commeargument. </text:p>
      <text:h text:style-name="Heading_20_3" text:outline-level="3"><text:bookmark-start text:name="__RefHeading___Toc25781_1846247122"/><text:bookmark text:name="_TOC_2500081"/>NP Adverbial BH: un premier passage<text:bookmark-end text:name="__RefHeading___Toc25781_1846247122"/><text:bookmark text:name="_TOC_250008"/></text:h>
      <text:p text:style-name="P10">Dans un premier temps, considérons quelques exemples identifiés comme «adverbiaux»par Waltke-O'Connorquicorrespondentbienauxcatégoriesde Larson, enparticulierlesaccusationsdetemps, de manière et de lieu énumérées dans la partie supérieure dutableau2 sur la deuxième page du document. Le substantif en question est souligné pourplusdeclarté.</text:p>
      <text:p text:style-name="P18">LepremierexempleestdeJérémie28:16, oùlenomphrase <text:span text:style-name="Hebrew">ha-š-šānā</text:span><text:bookmark text:name="s32"/><text:span text:style-name="Hebrew">́ הַשָּׁנָה֙</text:span> le moment de l'audience. Il se lit comme suit:</text:p>
      <table:table table:name="Table2" table:style-name="Table2">
        <table:table-column table:style-name="Table2.A"/>
        <table:table-column table:style-name="Table2.B"/>
        <table:table-row>
          <table:table-cell table:style-name="Table2.A1" office:value-type="string">
            <text:p text:style-name="P2"><text:sequence text:ref-name="refExemple0" text:name="Exemple" text:formula="ooow:Exemple+1" style:num-format="1">1</text:sequence></text:p>
          </table:table-cell>
          <table:table-cell table:style-name="Table2.A1" office:value-type="string">
            <text:p text:style-name="P2"><text:span text:style-name="Hebrew">ha-š-šānā</text:span><text:bookmark text:name="s3"/><text:span text:style-name="Hebrew">́ ʾattā</text:span><text:bookmark text:name="s2"/><text:span text:style-name="Hebrew">́ mēt kī sārā</text:span><text:bookmark text:name="s1"/><text:span text:style-name="Hebrew">́ dibba</text:span><text:bookmark text:name="s"/><text:span text:style-name="Hebrew">́rtā ʾel ʾădōnāy</text:span><text:span text:style-name="Source_20_Text"><text:note text:id="ftn4" text:note-class="footnote"><text:note-citation>4</text:note-citation><text:note-body><text:p text:style-name="P28"><text:span text:style-name="Hebrew">הַשָּׁנָה֙ אַתָּ֣ה מֵ֔ת כִּֽי־סָרָ֥ה דִבַּ֖רְתָּ אֶל־יְהוָֽה</text:span></text:p></text:note-body></text:note></text:span></text:p>
          </table:table-cell>
        </table:table-row>
        <table:table-row>
          <table:table-cell table:style-name="Table2.A1" office:value-type="string">
            <text:p text:style-name="P22"/>
          </table:table-cell>
          <table:table-cell table:style-name="Table2.A1" office:value-type="string">
            <text:p text:style-name="P2">Yous(sontvontà)mourirceyoreillebommeyoushavedepokenrebEllioncontre lemaître. '(Jér28:16)' <text:reference-mark-start text:name="ZOTERO_ITEM CSL_CITATION {&quot;citationID&quot;:&quot;u7rL7J0O&quot;,&quot;properties&quot;:{&quot;formattedCitation&quot;:&quot;(Waltke and O\\uc0\\u8217{}Connor, 1990, para. 10.2.2c)&quot;,&quot;plainCitation&quot;:&quot;(Waltke and O’Connor, 1990, para. 10.2.2c)&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c&quot;,&quot;label&quot;:&quot;paragraph&quot;}],&quot;schema&quot;:&quot;https://github.com/citation-style-language/schema/raw/master/csl-citation.json&quot;} RNDMW4WIkQlzb"/><text:span text:style-name="T1">(Waltke and O’Connor, 1990, para. 10. 2. 2c)</text:span><text:reference-mark-end text:name="ZOTERO_ITEM CSL_CITATION {&quot;citationID&quot;:&quot;u7rL7J0O&quot;,&quot;properties&quot;:{&quot;formattedCitation&quot;:&quot;(Waltke and O\\uc0\\u8217{}Connor, 1990, para. 10.2.2c)&quot;,&quot;plainCitation&quot;:&quot;(Waltke and O’Connor, 1990, para. 10.2.2c)&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c&quot;,&quot;label&quot;:&quot;paragraph&quot;}],&quot;schema&quot;:&quot;https://github.com/citation-style-language/schema/raw/master/csl-citation.json&quot;} RNDMW4WIkQlzb"/></text:p>
          </table:table-cell>
        </table:table-row>
      </table:table>
      <text:p text:style-name="P10"><text:soft-page-break/>Exode 20: 9 atteste d'un autre modificateur temporel, cette fois avec laphrasenominale <text:s/><text:line-break/>précise <text:span text:style-name="Hebrew">šḗšet yāmī́m שֵׁ֤֣שֶׁת יָמִ֣ים֙</text:span> specifyingtemporaledurée. </text:p>
      <text:p text:style-name="P13"/>
      <table:table table:name="Table3" table:style-name="Table3">
        <table:table-column table:style-name="Table3.A"/>
        <table:table-column table:style-name="Table3.B"/>
        <table:table-row>
          <table:table-cell table:style-name="Table3.A1" office:value-type="string">
            <text:p text:style-name="P3"><text:sequence text:ref-name="refExemple1" text:name="Exemple" text:formula="ooow:Exemple+1" style:num-format="1">2</text:sequence></text:p>
          </table:table-cell>
          <table:table-cell table:style-name="Table3.A1" office:value-type="string">
            <text:p text:style-name="P3"><text:span text:style-name="Hebrew">šḗšet yāmī́m taʿăvṓd</text:span><text:span text:style-name="Source_20_Text"><text:note text:id="ftn5" text:note-class="footnote"><text:note-citation>5</text:note-citation><text:note-body><text:p text:style-name="P28"><text:span text:style-name="Hebrew">שֵׁ֤֣שֶׁת יָמִ֣ים֙ תַּֽעֲבֹ֔ד֮</text:span></text:p></text:note-body></text:note></text:span></text:p>
          </table:table-cell>
        </table:table-row>
        <table:table-row>
          <table:table-cell table:style-name="Table3.A1" office:value-type="string">
            <text:p text:style-name="P23"/>
          </table:table-cell>
          <table:table-cell table:style-name="Table3.A1" office:value-type="string">
            <text:p text:style-name="P4"><text:span text:style-name="T1">«Six jours, vous pouvez travailler. (Exode 20: 9) </text:span><text:reference-mark-start text:name="ZOTERO_ITEM CSL_CITATION {&quot;citationID&quot;:&quot;yJg859Bf&quot;,&quot;properties&quot;:{&quot;formattedCitation&quot;:&quot;(Waltke and O\\uc0\\u8217{}Connor, 1990, para. 10.2.2c)&quot;,&quot;plainCitation&quot;:&quot;(Waltke and O’Connor, 1990, para. 10.2.2c)&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c&quot;,&quot;label&quot;:&quot;paragraph&quot;}],&quot;schema&quot;:&quot;https://github.com/citation-style-language/schema/raw/master/csl-citation.json&quot;} RNDN2BXF5XRtN"/><text:span text:style-name="T1">(Waltke and O’Connor, 1990, para. 10. 2. 2c)</text:span><text:reference-mark-end text:name="ZOTERO_ITEM CSL_CITATION {&quot;citationID&quot;:&quot;yJg859Bf&quot;,&quot;properties&quot;:{&quot;formattedCitation&quot;:&quot;(Waltke and O\\uc0\\u8217{}Connor, 1990, para. 10.2.2c)&quot;,&quot;plainCitation&quot;:&quot;(Waltke and O’Connor, 1990, para. 10.2.2c)&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c&quot;,&quot;label&quot;:&quot;paragraph&quot;}],&quot;schema&quot;:&quot;https://github.com/citation-style-language/schema/raw/master/csl-citation.json&quot;} RNDN2BXF5XRtN"/></text:p>
          </table:table-cell>
        </table:table-row>
      </table:table>
      <text:p text:style-name="Text_20_body">Les modificateurs temporels sont les plus communs et aussi le type le plus évident, AC- comptagepourenviron lamoitiédeslesadverbialenominaux desphrasesdanslePentateuque, et les grammaires ont tendance à semettre d'accord sur leur classement. En général, ceux-ci spécifient le moment de l'action ou la durée d'une action comme déjà vu dans les exemples. </text:p>
      <text:p text:style-name="Text_20_body"><text:s/>l'hébreu biblique permet également les adverbes de manière de locutions nominales. Un exemple typique pourrait être appelé la construction «comme un» qui se réfère à plusieurs personnes agissant de concert et sans divisions, comme si une seule personne. Laclauseinfinitivaleintégréede Sophonie 3: 9 en est un exemple. </text:p>
      <table:table table:name="Table4" table:style-name="Table4">
        <table:table-column table:style-name="Table4.A"/>
        <table:table-column table:style-name="Table4.B"/>
        <table:table-row>
          <table:table-cell table:style-name="Table4.A1" office:value-type="string">
            <text:p text:style-name="P3"><text:sequence text:ref-name="refExemple2" text:name="Exemple" text:formula="ooow:Exemple+1" style:num-format="1">3</text:sequence></text:p>
          </table:table-cell>
          <table:table-cell table:style-name="Table4.A1" office:value-type="string">
            <text:p text:style-name="P3"><text:span text:style-name="Hebrew">l</text:span><text:span text:style-name="Hebrew"><text:span text:style-name="T7">ᵉ</text:span></text:span><text:span text:style-name="Hebrew"> ʿāv</text:span><text:span text:style-name="Hebrew"><text:span text:style-name="T7">ᵉ</text:span></text:span><text:span text:style-name="Hebrew">dṓ š</text:span><text:span text:style-name="Hebrew"><text:span text:style-name="T7">ᵉ</text:span></text:span><text:span text:style-name="Hebrew">xem ʾeḥā́d</text:span><text:span text:style-name="Source_20_Text"><text:note text:id="ftn6" text:note-class="footnote"><text:note-citation>6</text:note-citation><text:note-body><text:p text:style-name="P28"><text:span text:style-name="Hebrew">לְעָבְד֖וֹ שְׁכֶ֥ם אֶחָֽד</text:span></text:p></text:note-body></text:note></text:span></text:p>
          </table:table-cell>
        </table:table-row>
        <table:table-row>
          <table:table-cell table:style-name="Table4.A1" office:value-type="string">
            <text:p text:style-name="P23"/>
          </table:table-cell>
          <table:table-cell table:style-name="Table4.A1" office:value-type="string">
            <text:p text:style-name="P4"><text:span text:style-name="T1">Lit:'. . . (afinqu'ils) le servent (avec) uneépaule. '(Zeph3: 9) </text:span><text:reference-mark-start text:name="ZOTERO_ITEM CSL_CITATION {&quot;citationID&quot;:&quot;b33A4bzU&quot;,&quot;properties&quot;:{&quot;formattedCitation&quot;:&quot;(Waltke and O\\uc0\\u8217{}Connor, 1990, para. 10.2.2e)&quot;,&quot;plainCitation&quot;:&quot;(Waltke and O’Connor, 1990, para. 10.2.2e)&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e&quot;,&quot;label&quot;:&quot;paragraph&quot;}],&quot;schema&quot;:&quot;https://github.com/citation-style-language/schema/raw/master/csl-citation.json&quot;} RNDeQLr2EdCn4"/><text:span text:style-name="T1">(Waltke and O’Connor, 1990, para. 10. 2. 2e)</text:span><text:reference-mark-end text:name="ZOTERO_ITEM CSL_CITATION {&quot;citationID&quot;:&quot;b33A4bzU&quot;,&quot;properties&quot;:{&quot;formattedCitation&quot;:&quot;(Waltke and O\\uc0\\u8217{}Connor, 1990, para. 10.2.2e)&quot;,&quot;plainCitation&quot;:&quot;(Waltke and O’Connor, 1990, para. 10.2.2e)&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e&quot;,&quot;label&quot;:&quot;paragraph&quot;}],&quot;schema&quot;:&quot;https://github.com/citation-style-language/schema/raw/master/csl-citation.json&quot;} RNDeQLr2EdCn4"/><text:span text:style-name="T2">w</text:span></text:p>
          </table:table-cell>
        </table:table-row>
      </table:table>
      <text:p text:style-name="Standard">L'expressionsubstantielleֽ <text:s/><text:span text:style-name="Hebrew">š</text:span><text:span text:style-name="Hebrew"><text:span text:style-name="T7">ᵉ</text:span></text:span><text:span text:style-name="Hebrew">xem ʾeḥā́d שְׁכֶ֥ם אֶחָֽד</text:span> «uneépaule», modifie l'actionduservice. Ilestunhomme-</text:p>
      <text:p text:style-name="Text_20_body">ner adverbial car il répond à la question «comment? ». Dans le contexte, Dieu promet d'unifier les peuples pour l'adorer et le servir comme un. </text:p>
      <text:p text:style-name="P11">Les phrases nominales spatiales sont également courantes. Ilpeuts'agir de l'emplacement de l'action, deladistanceparcourueet deladirectiondumouvement. A la différenceenanglais, il n'y aqueencoreaucunsignequ'ilyaunerestrictionsurnounphrasesavec l'espacesémantiquequipeutse produire entant que modificateurs. Bien que dans 1 Rois 08:32nouspourrions attendre àunepréposition phrase comme <text:span text:style-name="Hebrew">w</text:span><text:span text:style-name="Hebrew"><text:span text:style-name="T7">ᵉ</text:span></text:span><text:span text:style-name="Hebrew"> ʾattā́ tišmáʿ </text:span><text:span text:style-name="Hebrew"><text:span text:style-name="T10">b</text:span></text:span><text:span text:style-name="Hebrew">a-š-šāmáyim וְאַתָּ֣ה תִּשְׁמַ֣ע </text:span><text:span text:style-name="Hebrew"><text:span text:style-name="T9">בַּ</text:span></text:span><text:span text:style-name="Hebrew">שָּׁמַ֗יִם</text:span>, ici, comme aussi attesté ailleurs, un simplenoun phrase fera pour le lieu de l'événement d'audience. </text:p>
      <table:table table:name="Table5" table:style-name="Table5">
        <table:table-column table:style-name="Table5.A"/>
        <table:table-column table:style-name="Table5.B"/>
        <table:table-row>
          <table:table-cell table:style-name="Table5.A1" office:value-type="string">
            <text:p text:style-name="P5"><text:sequence text:ref-name="refExemple3" text:name="Exemple" text:formula="ooow:Exemple+1" style:num-format="1">4</text:sequence></text:p>
          </table:table-cell>
          <table:table-cell table:style-name="Table5.A1" office:value-type="string">
            <text:p text:style-name="P5"><text:span text:style-name="Hebrew">w</text:span><text:span text:style-name="Hebrew"><text:span text:style-name="T7">ᵉ</text:span></text:span><text:span text:style-name="Hebrew"> ʾattā́ tišmáʿ ha-š-šāmáyim</text:span><text:span text:style-name="Source_20_Text"><text:note text:id="ftn7" text:note-class="footnote"><text:note-citation>7</text:note-citation><text:note-body><text:p text:style-name="P28"><text:span text:style-name="Hebrew">וְאַתָּ֣ה תִּשְׁמַ֣ע הַשָּׁמַ֗יִם</text:span></text:p></text:note-body></text:note></text:span></text:p>
          </table:table-cell>
        </table:table-row>
        <table:table-row>
          <table:table-cell table:style-name="Table5.A1" office:value-type="string">
            <text:p text:style-name="P24"/>
          </table:table-cell>
          <table:table-cell table:style-name="Table5.A1" office:value-type="string">
            <text:p text:style-name="P5"><text:span text:style-name="T2">«Et toi, écoute (au)ciel. (1Rois8:32) </text:span><text:reference-mark-start text:name="ZOTERO_ITEM CSL_CITATION {&quot;citationID&quot;:&quot;yclDtjN4&quot;,&quot;properties&quot;:{&quot;formattedCitation&quot;:&quot;(Waltke and O\\uc0\\u8217{}Connor, 1990, para. 10.2.2b)&quot;,&quot;plainCitation&quot;:&quot;(Waltke and O’Connor, 1990, para. 10.2.2b)&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b&quot;,&quot;label&quot;:&quot;paragraph&quot;}],&quot;schema&quot;:&quot;https://github.com/citation-style-language/schema/raw/master/csl-citation.json&quot;} RNDGgkUlCO2YD"/><text:span text:style-name="T2">(Waltke and O’Connor, 1990, para. 10. 2. 2b)</text:span><text:reference-mark-end text:name="ZOTERO_ITEM CSL_CITATION {&quot;citationID&quot;:&quot;yclDtjN4&quot;,&quot;properties&quot;:{&quot;formattedCitation&quot;:&quot;(Waltke and O\\uc0\\u8217{}Connor, 1990, para. 10.2.2b)&quot;,&quot;plainCitation&quot;:&quot;(Waltke and O’Connor, 1990, para. 10.2.2b)&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b&quot;,&quot;label&quot;:&quot;paragraph&quot;}],&quot;schema&quot;:&quot;https://github.com/citation-style-language/schema/raw/master/csl-citation.json&quot;} RNDGgkUlCO2YD"/></text:p>
          </table:table-cell>
        </table:table-row>
      </table:table>
      <text:p text:style-name="Standard"><text:soft-page-break/>וLesprécédentsexemplessontdestinésàintroduirelanotiondenomphraseifiers MOD- sur unterrain relativement solide. Cen'estpeut- être pasun hasard si ceux-ci correspondent auxcatégoriesde Larsonpour l'anglais. Aprèstamiserpar d'autrescandidats, cedocument propose que l'hébreu biblique permet modificateurs de trois types: letemps, lamanière, et lelieu. </text:p>
      <text:h text:style-name="Heading_20_2" text:outline-level="2"><text:bookmark-start text:name="__RefHeading___Toc25783_1846247122"/><text:bookmark text:name="_TOC_2500072"/>Suppression des arguments et <text:span text:style-name="T6">p</text:span>r<text:span text:style-name="T6">é</text:span>dicat<text:bookmark text:name="_TOC_250007"/><text:span text:style-name="T6">s</text:span> secondaire<text:span text:style-name="T6">s</text:span><text:bookmark-end text:name="__RefHeading___Toc25783_1846247122"/></text:h>
      <text:p text:style-name="Text_20_body">Beaucoup de phrases nominales analyséesparles grammaires comme appartenant à la catégoriedeux</text:p>
      <text:p text:style-name="Text_20_body">- l '«adverbial» traditionnel ou l' «adjuvant» syntaxique - appartiennent en fait à la premièrecatégorie:cesontcequej'appelle des«arguments». d'autresnesontni des«arguments»ni des«modificateurs», mais plutôt des «prédicats secondaires», la troisième catégorie que je propose dans cetarticle. </text:p>
      <text:h text:style-name="Heading_20_3" text:outline-level="3"><text:bookmark-start text:name="__RefHeading___Toc25785_1846247122"/><text:bookmark text:name="_TOC_2500062"/>Arguments NP: une approche de<text:bookmark text:name="_TOC_2500061"/> valence<text:bookmark-end text:name="__RefHeading___Toc25785_1846247122"/><text:bookmark text:name="_TOC_250006"/></text:h>
      <text:p text:style-name="Text_20_body">Les arguments sont lacatégoriela plus familière, donc je commence ici. Considérant que la liste des grammaires traditionnelles catégories de accusatif fondées engrande partie sur la sémantique dunomphraseenquestion, unemeilleureapprocheaussiconsidèrelasémantiquedelaverbe, puisquelagrammaticalité d'uneclausedépendenpartiesurlacompatibilitédeslesargumentsavec le verbe. l'approche quej'aià l'esprit est appelé une approche valentiel, comme celle préconiséeparJohn Cook. La valencefait référence à la «capacité de combinaison» d'un lexème verbal. Selon leur signification de base, les verbes se combinent avec des arguments dans desschémasparticuliers. Chaquemotifpourleverbesélectionneunspécifiquenombre d'argumentsde spécifiquestypes. </text:p>
      <text:p text:style-name="Text_20_body">Engénéral, valencesmodèles secombinentaveccommepeuquezéroetquenombredetroisargumentsetsontdità être avalent, monovalent, bivalent, outrivalentcorrespondant au nombre d'arguments. Certains verbes sont associés à un seul motif de valence, tandis que d'autrespeuventapparaître dans plusieurs combinaisons distinctes. En hébreu biblique, la valence s'applique à la combinaison d'une racine et d'unbinyan, ou«tige». </text:p>
      <text:p text:style-name="Text_20_body">Unemeilleurecompréhensiondelavalence d'unverbepeutnouspermettre d'identifier lesphrasesquisont des arguments (sélectionnés) et celles qui sont des compléments (facultatifs). Dans les cas où un verbe estrarementattesté, ilpeut être possible d'utiliserdessynonymesproches, danslamesureoù il y en a, pour lacomparaison desmodèles. </text:p>
      <text:p text:style-name="Standard">Commençons par un verbe commun, l'hébreu <text:span text:style-name="Hebrew"><text:span text:style-name="T11">yāšav ישב</text:span></text:span>, ce qui signifie «s'asseoir ourester». En sachant que leQalde <text:span text:style-name="Hebrew"><text:span text:style-name="T11">yāšav ישב</text:span></text:span> a un communbivalentmodèle quisignifie « X estresté(aulieu)Y, »nouspouvonséviter l'erreurfaiteparWaltke-O'Connorquandilslist <text:span text:style-name="Hebrew">pétaḥ hā ʾṓhel פֶּֽתַח־הָאֹ֖הֶל</text:span> fiֽ de Genèse 18: 1 comme accusateur adverbial de lieu <text:reference-mark-start text:name="ZOTERO_ITEM CSL_CITATION {&quot;citationID&quot;:&quot;3KugMbxo&quot;,&quot;properties&quot;:{&quot;formattedCitation&quot;:&quot;(Waltke and O\\uc0\\u8217{}Connor, 1990, para. 10.2.2b)&quot;,&quot;plainCitation&quot;:&quot;(Waltke and O’Connor, 1990, para. 10.2.2b)&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b&quot;,&quot;label&quot;:&quot;paragraph&quot;}],&quot;schema&quot;:&quot;https://github.com/citation-style-language/schema/raw/master/csl-citation.json&quot;} RND4CeBtueCIQ"/><text:span text:style-name="T1">(Waltke and O’Connor, 1990, para. 10. 2. 2b)</text:span><text:reference-mark-end text:name="ZOTERO_ITEM CSL_CITATION {&quot;citationID&quot;:&quot;3KugMbxo&quot;,&quot;properties&quot;:{&quot;formattedCitation&quot;:&quot;(Waltke and O\\uc0\\u8217{}Connor, 1990, para. 10.2.2b)&quot;,&quot;plainCitation&quot;:&quot;(Waltke and O’Connor, 1990, para. 10.2.2b)&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b&quot;,&quot;label&quot;:&quot;paragraph&quot;}],&quot;schema&quot;:&quot;https://github.com/citation-style-language/schema/raw/master/csl-citation.json&quot;} RND4CeBtueCIQ"/>. </text:p>
      <table:table table:name="Table6" table:style-name="Table6">
        <table:table-column table:style-name="Table6.A"/>
        <table:table-column table:style-name="Table6.B"/>
        <table:table-row>
          <table:table-cell table:style-name="Table6.A1" office:value-type="string">
            <text:p text:style-name="P6"><text:sequence text:ref-name="refExemple4" text:name="Exemple" text:formula="ooow:Exemple+1" style:num-format="1">5</text:sequence></text:p>
          </table:table-cell>
          <table:table-cell table:style-name="Table6.A1" office:value-type="string">
            <text:p text:style-name="P6"><text:span text:style-name="Source_20_Text">w</text:span><text:span text:style-name="Source_20_Text"><text:span text:style-name="T7">ᵉ</text:span></text:span><text:span text:style-name="Source_20_Text"> hū yōšḗv pétaḥ hā ʾṓhel k</text:span><text:span text:style-name="Source_20_Text"><text:span text:style-name="T7">ᵉ</text:span></text:span><text:span text:style-name="Source_20_Text"> ḥōm ha-y-yōm</text:span><text:span text:style-name="Source_20_Text"><text:note text:id="ftn8" text:note-class="footnote"><text:note-citation>8</text:note-citation><text:note-body><text:p text:style-name="P28"><text:span text:style-name="Hebrew">וְה֛וּא יֹשֵׁ֥ב פֶּֽתַח־הָאֹ֖הֶל כְּחֹ֥ם הַיּֽוֹם</text:span></text:p></text:note-body></text:note></text:span></text:p>
          </table:table-cell>
        </table:table-row>
        <text:soft-page-break/>
        <table:table-row>
          <table:table-cell table:style-name="Table6.A1" office:value-type="string">
            <text:p text:style-name="P25"/>
          </table:table-cell>
          <table:table-cell table:style-name="Table6.A1" office:value-type="string">
            <text:p text:style-name="P16"><text:span text:style-name="T2">«Etil(était)assis(à) l'entréedelatentependantlapartiechaudedelajournée. (Gen18: 1)</text:span><text:reference-mark-start text:name="ZOTERO_ITEM CSL_CITATION {&quot;citationID&quot;:&quot;2w5mXmSX&quot;,&quot;properties&quot;:{&quot;formattedCitation&quot;:&quot;(Waltke and O\\uc0\\u8217{}Connor, 1990, para. 10.2.2b)&quot;,&quot;plainCitation&quot;:&quot;(Waltke and O’Connor, 1990, para. 10.2.2b)&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b&quot;,&quot;label&quot;:&quot;paragraph&quot;}],&quot;schema&quot;:&quot;https://github.com/citation-style-language/schema/raw/master/csl-citation.json&quot;} RNDWbi86P0nsh"/><text:span text:style-name="T2">(Waltke and O’Connor, 1990, para. 10. 2. 2b)</text:span><text:reference-mark-end text:name="ZOTERO_ITEM CSL_CITATION {&quot;citationID&quot;:&quot;2w5mXmSX&quot;,&quot;properties&quot;:{&quot;formattedCitation&quot;:&quot;(Waltke and O\\uc0\\u8217{}Connor, 1990, para. 10.2.2b)&quot;,&quot;plainCitation&quot;:&quot;(Waltke and O’Connor, 1990, para. 10.2.2b)&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b&quot;,&quot;label&quot;:&quot;paragraph&quot;}],&quot;schema&quot;:&quot;https://github.com/citation-style-language/schema/raw/master/csl-citation.json&quot;} RNDWbi86P0nsh"/><text:span text:style-name="T2"> </text:span></text:p>
          </table:table-cell>
        </table:table-row>
      </table:table>
      <text:p text:style-name="P12">Lemotifbivalenten question sélectionne un Doer et un Location. l'emplacementpeut être soitunnomphraseouuneprépositionphrase. De toutefaçon, ilestappeléà et souslicencebylevErb. Par conséquent, <text:span text:style-name="Hebrew">pétaḥ hā ʾṓhel פֶּֽתַח־הָאֹ֖הֶל</text:span> fi est un argument, et celamalgré le fait que la phrase nominale a une sémantique locative. Il faut comprendre la sémantique du verbe pour bien le catégoriser. </text:p>
      <text:p text:style-name="Text_20_body">Latraditionnelleapprochedenounphrasesprovoqueuneproliférationdecatégorietermes. Lesdeuxexemples suivantsontété surnommés les accusateurs adverbiaux de limitation et de matériel respectivement. Cependant, je maintiens que les deux sont mieux compris comme arguments de leurs verbes respectifs. C'est la sémantique du verbe qui explique l'idiosyncrasie des phrases nominales qu'il sélectionne. Lorsque cela est reconnu, lepool d'expressions nominales «adverbiales» ou «modificatrices» esttrèsréduit. </text:p>
      <text:p text:style-name="Text_20_body">Prenons l'exemple de Josué 7:12, le soi-disant accusateur de limitation. </text:p>
      <table:table table:name="Table7" table:style-name="Table7">
        <table:table-column table:style-name="Table7.A"/>
        <table:table-column table:style-name="Table7.B"/>
        <table:table-row>
          <table:table-cell table:style-name="Table7.A1" office:value-type="string">
            <text:p text:style-name="P7"><text:sequence text:ref-name="refExemple5" text:name="Exemple" text:formula="ooow:Exemple+1" style:num-format="1">6</text:sequence></text:p>
          </table:table-cell>
          <table:table-cell table:style-name="Table7.A1" office:value-type="string">
            <text:p text:style-name="P7"><text:span text:style-name="Hebrew">ʿṓref yifnū́ li f</text:span><text:span text:style-name="Hebrew"><text:span text:style-name="T7">ᵉ</text:span></text:span><text:span text:style-name="Hebrew">nē ʾōy</text:span><text:span text:style-name="Hebrew"><text:span text:style-name="T7">ᵉ</text:span></text:span><text:span text:style-name="Hebrew">vēhém kī hāyū́ l</text:span><text:span text:style-name="Hebrew"><text:span text:style-name="T7">ᵉ</text:span></text:span><text:span text:style-name="Hebrew"> ḥḗrem</text:span><text:span text:style-name="Source_20_Text"><text:note text:id="ftn9" text:note-class="footnote"><text:note-citation>9</text:note-citation><text:note-body><text:p text:style-name="P28"><text:span text:style-name="Hebrew">עֹ֗רֶף יִפְנוּ֙ לִפְנֵ֣י אֹֽיְבֵיהֶ֔ם כִּ֥י הָי֖וּ לְחֵ֑רֶם</text:span></text:p></text:note-body></text:note></text:span></text:p>
          </table:table-cell>
        </table:table-row>
        <table:table-row>
          <table:table-cell table:style-name="Table7.A1" office:value-type="string">
            <text:p text:style-name="P26"/>
          </table:table-cell>
          <table:table-cell table:style-name="Table7.A1" office:value-type="string">
            <text:p text:style-name="Text_20_body">`` Ils tourneront la nuque vers leurs ennemis parce qu'ilssontdevenus</text:p>
            <text:p text:style-name="P17"><text:span text:style-name="T2">emrem. '(Josh7:12)</text:span><text:reference-mark-start text:name="ZOTERO_ITEM CSL_CITATION {&quot;citationID&quot;:&quot;xqg1zJhI&quot;,&quot;properties&quot;:{&quot;formattedCitation&quot;:&quot;(Waltke and O\\uc0\\u8217{}Connor, 1990, para. 10.2.2e)&quot;,&quot;plainCitation&quot;:&quot;(Waltke and O’Connor, 1990, para. 10.2.2e)&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e&quot;,&quot;label&quot;:&quot;paragraph&quot;}],&quot;schema&quot;:&quot;https://github.com/citation-style-language/schema/raw/master/csl-citation.json&quot;} RND84fVpNrq3o"/><text:span text:style-name="T2">(Waltke and O’Connor, 1990, para. 10. 2. 2e)</text:span><text:reference-mark-end text:name="ZOTERO_ITEM CSL_CITATION {&quot;citationID&quot;:&quot;xqg1zJhI&quot;,&quot;properties&quot;:{&quot;formattedCitation&quot;:&quot;(Waltke and O\\uc0\\u8217{}Connor, 1990, para. 10.2.2e)&quot;,&quot;plainCitation&quot;:&quot;(Waltke and O’Connor, 1990, para. 10.2.2e)&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e&quot;,&quot;label&quot;:&quot;paragraph&quot;}],&quot;schema&quot;:&quot;https://github.com/citation-style-language/schema/raw/master/csl-citation.json&quot;} RND84fVpNrq3o"/></text:p>
          </table:table-cell>
        </table:table-row>
      </table:table>
      <text:p text:style-name="P19">Dans l'article, je soutiens que leQalde <text:span text:style-name="Hebrew"><text:span text:style-name="T12">pānā פנה</text:span></text:span>, Bien que leplus souventmonovalent, quisignifie « Xtourné, »aussiaunbivalentmodèle ensélectionnantunthèmeet quidonne« XtournéY. »Je compare la racine <text:span text:style-name="Hebrew"><text:span text:style-name="T12">pānā פנה</text:span></text:span> avec d'autres racines dans la même gamme sémantique, comme <text:span text:style-name="Hebrew"><text:span text:style-name="T12">hāfax הפך</text:span></text:span> , <text:s text:c="2"/><text:span text:style-name="Hebrew"><text:span text:style-name="T12">sāvav סבב</text:span></text:span> et <text:span text:style-name="Hebrew"><text:span text:style-name="T12">šūv שוב</text:span></text:span> . Maconclusionestquelenom <text:span text:style-name="Hebrew">ʿṓref עֹ֗רֶף</text:span> et non un modificateur. </text:p>
      <text:p text:style-name="Text_20_body"><text:line-break/>dans Josh 7:12 est unargument</text:p>
      <text:p text:style-name="Standard">Un argument similaire est fait pour le nom <text:span text:style-name="Hebrew">zāhā́v זָהָ֑ב</text:span> survenant dans Exode 25:18. </text:p>
      <text:p text:style-name="P14"/>
      <table:table table:name="Table8" table:style-name="Table8">
        <table:table-column table:style-name="Table8.A"/>
        <table:table-column table:style-name="Table8.B"/>
        <table:table-row>
          <table:table-cell table:style-name="Table8.A1" office:value-type="string">
            <text:p text:style-name="P7"><text:sequence text:ref-name="refExemple6" text:name="Exemple" text:formula="ooow:Exemple+1" style:num-format="1">7</text:sequence></text:p>
          </table:table-cell>
          <table:table-cell table:style-name="Table8.A1" office:value-type="string">
            <text:p text:style-name="P7"><text:span text:style-name="Hebrew">w</text:span><text:span text:style-name="Hebrew"><text:span text:style-name="T7">ᵉ</text:span></text:span><text:span text:style-name="Hebrew"> ʿāśī́tā š</text:span><text:span text:style-name="Hebrew"><text:span text:style-name="T7">ᵉ</text:span></text:span><text:span text:style-name="Hebrew">náyim k</text:span><text:span text:style-name="Hebrew"><text:span text:style-name="T7">ᵉ</text:span></text:span><text:span text:style-name="Hebrew">ruvī́m zāhā́v</text:span><text:span text:style-name="Source_20_Text"><text:note text:id="ftn10" text:note-class="footnote"><text:note-citation>10</text:note-citation><text:note-body><text:p text:style-name="P28"><text:span text:style-name="Hebrew">וְעָשִׂ֛יתָ שְׁנַ֥יִם כְּרֻבִ֖ים זָהָ֑ב</text:span></text:p></text:note-body></text:note></text:span></text:p>
          </table:table-cell>
        </table:table-row>
        <table:table-row>
          <table:table-cell table:style-name="Table8.A1" office:value-type="string">
            <text:p text:style-name="P26"/>
          </table:table-cell>
          <table:table-cell table:style-name="Table8.A1" office:value-type="string">
            <text:p text:style-name="P17"><text:span text:style-name="T2">Etvousferezfairedeuxchérubins(horsde) l'or. »(Exode25:18)</text:span><text:reference-mark-start text:name="ZOTERO_ITEM CSL_CITATION {&quot;citationID&quot;:&quot;C0WeM7UE&quot;,&quot;properties&quot;:{&quot;formattedCitation&quot;:&quot;(Arnold and Choi, 2003, para. 2.3.2f)&quot;,&quot;plainCitation&quot;:&quot;(Arnold and Choi, 2003, para. 2.3.2f)&quot;,&quot;noteIndex&quot;:0},&quot;citationItems&quot;:[{&quot;id&quot;:152,&quot;uris&quot;:[&quot;http://zotero.org/users/local/Ah3Tg2eQ/items/H3IDHGS5&quot;],&quot;uri&quot;:[&quot;http://zotero.org/users/local/Ah3Tg2eQ/items/H3IDHGS5&quot;],&quot;itemData&quot;:{&quot;id&quot;:152,&quot;type&quot;:&quot;book&quot;,&quot;event-place&quot;:&quot;Cam-bridge&quot;,&quot;language&quot;:&quot;en&quot;,&quot;publisher&quot;:&quot;Cambridge University Press&quot;,&quot;publisher-place&quot;:&quot;Cam-bridge&quot;,&quot;title&quot;:&quot;A Guide to Biblical Hebrew Syntax&quot;,&quot;author&quot;:[{&quot;family&quot;:&quot;Arnold&quot;,&quot;given&quot;:&quot;Bill T.&quot;},{&quot;family&quot;:&quot;Choi&quot;,&quot;given&quot;:&quot;John H.&quot;}],&quot;issued&quot;:{&quot;date-parts&quot;:[[&quot;2003&quot;]]}},&quot;locator&quot;:&quot;2.3.2f&quot;,&quot;label&quot;:&quot;paragraph&quot;}],&quot;schema&quot;:&quot;https://github.com/citation-style-language/schema/raw/master/csl-citation.json&quot;} RNDvwhjUyST9l"/><text:span text:style-name="T2">(Arnold and Choi, 2003, para. 2. </text:span><text:soft-page-break/><text:span text:style-name="T2">3. 2f)</text:span><text:reference-mark-end text:name="ZOTERO_ITEM CSL_CITATION {&quot;citationID&quot;:&quot;C0WeM7UE&quot;,&quot;properties&quot;:{&quot;formattedCitation&quot;:&quot;(Arnold and Choi, 2003, para. 2.3.2f)&quot;,&quot;plainCitation&quot;:&quot;(Arnold and Choi, 2003, para. 2.3.2f)&quot;,&quot;noteIndex&quot;:0},&quot;citationItems&quot;:[{&quot;id&quot;:152,&quot;uris&quot;:[&quot;http://zotero.org/users/local/Ah3Tg2eQ/items/H3IDHGS5&quot;],&quot;uri&quot;:[&quot;http://zotero.org/users/local/Ah3Tg2eQ/items/H3IDHGS5&quot;],&quot;itemData&quot;:{&quot;id&quot;:152,&quot;type&quot;:&quot;book&quot;,&quot;event-place&quot;:&quot;Cam-bridge&quot;,&quot;language&quot;:&quot;en&quot;,&quot;publisher&quot;:&quot;Cambridge University Press&quot;,&quot;publisher-place&quot;:&quot;Cam-bridge&quot;,&quot;title&quot;:&quot;A Guide to Biblical Hebrew Syntax&quot;,&quot;author&quot;:[{&quot;family&quot;:&quot;Arnold&quot;,&quot;given&quot;:&quot;Bill T.&quot;},{&quot;family&quot;:&quot;Choi&quot;,&quot;given&quot;:&quot;John H.&quot;}],&quot;issued&quot;:{&quot;date-parts&quot;:[[&quot;2003&quot;]]}},&quot;locator&quot;:&quot;2.3.2f&quot;,&quot;label&quot;:&quot;paragraph&quot;}],&quot;schema&quot;:&quot;https://github.com/citation-style-language/schema/raw/master/csl-citation.json&quot;} RNDvwhjUyST9l"/></text:p>
          </table:table-cell>
        </table:table-row>
      </table:table>
      <text:p text:style-name="Standard">Sinousacceptons que leQalde <text:span text:style-name="Hebrew">ʿāśā </text:span><text:span text:style-name="Hebrew"><text:span text:style-name="T13">עשׂה</text:span></text:span> a unmotiftrivalentsignifiant 'X fait Y surof</text:p>
      <text:p text:style-name="Standard">Z ', alorslematériau <text:span text:style-name="Hebrew">zāhā́v זָהָ֑ב</text:span> estunargumentsélectionnéparlasémantiquedu verbe. À cet effete</text:p>
      <text:p text:style-name="Text_20_body">nous n'avonspas besoin de sous-catégories comme «limitation», «matériel» ou «instrument» et ladeuxièmecatégoriedevientplus simpleetpluscohérente. Pendant cetemps , lalargegammedesyntagmes nominaux quitombentsous lacatégorieunsontexpliquéparletout aussilargegammedeverbalesémantique quitoutelangue doitavoir. </text:p>
      <text:h text:style-name="Heading_20_3" text:outline-level="3"><text:bookmark-start text:name="__RefHeading___Toc25787_1846247122"/>Prédicats<text:bookmark text:name="_TOC_2500051"/> secondaires NP<text:bookmark-end text:name="__RefHeading___Toc25787_1846247122"/><text:bookmark text:name="_TOC_250005"/></text:h>
      <text:p text:style-name="Text_20_body">Alors que les arguments et les adverbes interagissent avec le verbe pour décrire exactement le type d'événement auquelnous avonsaffaire, les prédicats secondairesontune relation avec un argument et non avec le verbe. J'adopte la définition de <text:reference-mark-start text:name="ZOTERO_ITEM CSL_CITATION {&quot;citationID&quot;:&quot;188TKpa1&quot;,&quot;properties&quot;:{&quot;formattedCitation&quot;:&quot;(Rothstein, 2011, p. 1442)&quot;,&quot;plainCitation&quot;:&quot;(Rothstein, 2011, p. 1442)&quot;,&quot;noteIndex&quot;:0},&quot;citationItems&quot;:[{&quot;id&quot;:170,&quot;uris&quot;:[&quot;http://zotero.org/users/local/Ah3Tg2eQ/items/2QGV3FLW&quot;],&quot;uri&quot;:[&quot;http://zotero.org/users/local/Ah3Tg2eQ/items/2QGV3FLW&quot;],&quot;itemData&quot;:{&quot;id&quot;:170,&quot;type&quot;:&quot;chapter&quot;,&quot;container-title&quot;:&quot;Semantics: An International Handbook of Natural Language Meaning&quot;,&quot;event-place&quot;:&quot;Berlin&quot;,&quot;language&quot;:&quot;en&quot;,&quot;page&quot;:&quot;1442–1262&quot;,&quot;publisher&quot;:&quot;De Gruyter Mouton&quot;,&quot;publisher-place&quot;:&quot;Berlin&quot;,&quot;title&quot;:&quot;Secondary Predicates&quot;,&quot;volume&quot;:&quot;2&quot;,&quot;author&quot;:[{&quot;family&quot;:&quot;Rothstein&quot;,&quot;given&quot;:&quot;Susan&quot;}],&quot;editor&quot;:[{&quot;family&quot;:&quot;Heusinger&quot;,&quot;given&quot;:&quot;Klaus&quot;},{&quot;literal&quot;:&quot;ClaudiaMaienborn&quot;},{&quot;family&quot;:&quot;Portner&quot;,&quot;given&quot;:&quot;Paul&quot;}],&quot;issued&quot;:{&quot;date-parts&quot;:[[&quot;2011&quot;]]}},&quot;locator&quot;:&quot;1442&quot;}],&quot;schema&quot;:&quot;https://github.com/citation-style-language/schema/raw/master/csl-citation.json&quot;} RND2GtUZBxFBA"/>(Rothstein, 2011, p. 1442)<text:reference-mark-end text:name="ZOTERO_ITEM CSL_CITATION {&quot;citationID&quot;:&quot;188TKpa1&quot;,&quot;properties&quot;:{&quot;formattedCitation&quot;:&quot;(Rothstein, 2011, p. 1442)&quot;,&quot;plainCitation&quot;:&quot;(Rothstein, 2011, p. 1442)&quot;,&quot;noteIndex&quot;:0},&quot;citationItems&quot;:[{&quot;id&quot;:170,&quot;uris&quot;:[&quot;http://zotero.org/users/local/Ah3Tg2eQ/items/2QGV3FLW&quot;],&quot;uri&quot;:[&quot;http://zotero.org/users/local/Ah3Tg2eQ/items/2QGV3FLW&quot;],&quot;itemData&quot;:{&quot;id&quot;:170,&quot;type&quot;:&quot;chapter&quot;,&quot;container-title&quot;:&quot;Semantics: An International Handbook of Natural Language Meaning&quot;,&quot;event-place&quot;:&quot;Berlin&quot;,&quot;language&quot;:&quot;en&quot;,&quot;page&quot;:&quot;1442–1262&quot;,&quot;publisher&quot;:&quot;De Gruyter Mouton&quot;,&quot;publisher-place&quot;:&quot;Berlin&quot;,&quot;title&quot;:&quot;Secondary Predicates&quot;,&quot;volume&quot;:&quot;2&quot;,&quot;author&quot;:[{&quot;family&quot;:&quot;Rothstein&quot;,&quot;given&quot;:&quot;Susan&quot;}],&quot;editor&quot;:[{&quot;family&quot;:&quot;Heusinger&quot;,&quot;given&quot;:&quot;Klaus&quot;},{&quot;literal&quot;:&quot;ClaudiaMaienborn&quot;},{&quot;family&quot;:&quot;Portner&quot;,&quot;given&quot;:&quot;Paul&quot;}],&quot;issued&quot;:{&quot;date-parts&quot;:[[&quot;2011&quot;]]}},&quot;locator&quot;:&quot;1442&quot;}],&quot;schema&quot;:&quot;https://github.com/citation-style-language/schema/raw/master/csl-citation.json&quot;} RND2GtUZBxFBA"/> du prédicat secondaire avec quelques petitesmodifications:</text:p>
      <text:p text:style-name="Text_20_body">(<text:sequence text:ref-name="refExemple7" text:name="Exemple" text:formula="ooow:Exemple+1" style:num-format="1">8</text:sequence>) Un prédicat secondaire est une expression de prédicat non finie à un seul endroitquise produit sous la portée d'un verbe principal. Fondamentalement, les parts sous -jacentes secondairesunargumentavecleprincipalverbetelque l'objet de l'attribut secondaire est soit le sujet ou l'objet direct du principalverbe. </text:p>
      <text:p text:style-name="Text_20_body">Les types les plus courants de prédicat secondaire mentionnés dans la littérature linguistique sont les représentations et les résultantes, qui correspondent à peu près aux accusations d'étatet deproduitdanslesgrammairesstandard. Les représentationset lesrésultatssontsimilaires en ce sens qu'ils spécifient l'état d'un des arguments. Ils diffèrent quant au moment où l'État tient. Les représentatifs spécifient un état qui se tient pendant que l'événementdu verbe est en cours, tandis que les résultatifs spécifient un état résultant de l'événement. Les prédicats secondairespeuvent être orientés sujet ou objet. Parexemple, la phrase anglaiseJonathaniquitté leparti encolèreicontient lacolèredépeinte orientée sujet. La phrase queMoïse apeintele linteauirougeiprésente lerougerésultant orienté objet. </text:p>
      <text:p text:style-name="Text_20_body">Considérez 2 Rois 5: 2:</text:p>
      <table:table table:name="Table9" table:style-name="Table9">
        <table:table-column table:style-name="Table9.A"/>
        <table:table-column table:style-name="Table9.B"/>
        <table:table-row>
          <table:table-cell table:style-name="Table9.A1" office:value-type="string">
            <text:p text:style-name="P7"><text:sequence text:ref-name="refExemple8" text:name="Exemple" text:formula="ooow:Exemple+1" style:num-format="1">9</text:sequence></text:p>
          </table:table-cell>
          <table:table-cell table:style-name="Table9.A1" office:value-type="string">
            <text:p text:style-name="P7"><text:span text:style-name="Hebrew">wa ʾărām yāṣʾū́ g</text:span><text:span text:style-name="Hebrew"><text:span text:style-name="T7">ᵉ</text:span></text:span><text:span text:style-name="Hebrew">dūdī́m</text:span><text:span text:style-name="Source_20_Text"><text:note text:id="ftn11" text:note-class="footnote"><text:note-citation>11</text:note-citation><text:note-body><text:p text:style-name="P28"><text:span text:style-name="Hebrew">וַאֲרָם֙ יָצְא֣וּ גְדוּדִ֔ים</text:span></text:p></text:note-body></text:note></text:span></text:p>
          </table:table-cell>
        </table:table-row>
        <table:table-row>
          <table:table-cell table:style-name="Table9.A1" office:value-type="string">
            <text:p text:style-name="P26"/>
          </table:table-cell>
          <table:table-cell table:style-name="Table9.A1" office:value-type="string">
            <text:p text:style-name="P33">«Et Aram est sorti (en tant que) voleurs. (2 Rois 5: 2)</text:p>
          </table:table-cell>
        </table:table-row>
      </table:table>
      <text:p text:style-name="Standard">Lenomִ <text:span text:style-name="Hebrew">g</text:span><text:span text:style-name="Hebrew"><text:span text:style-name="T7">ᵉ</text:span></text:span><text:span text:style-name="Hebrew">dūdī́m גְדוּדִ֔ים</text:span> , Marqué d'un« accusative d'état »parJoüon-Muraoka, estunsujet-</text:p>
      <text:p text:style-name="P20">orienté représentatif. Sa fonction dans la clause est de prédiquer le sujet <text:span text:style-name="Hebrew">ʾărām אֲרָם֙</text:span> hat</text:p>
      <text:p text:style-name="Text_20_body">- en même temps qu'ils sortaient - ils étaient des pillards. C'est-à-dire que les Araméens sont sortisetqu'ils étaient un groupe de raids. </text:p>
      <text:p text:style-name="Text_20_body"><text:soft-page-break/>De même, considérons 1 Rois 18:32:</text:p>
      <text:p text:style-name="P9"/>
      <table:table table:name="Table10" table:style-name="Table10">
        <table:table-column table:style-name="Table10.A"/>
        <table:table-column table:style-name="Table10.B"/>
        <table:table-row>
          <table:table-cell table:style-name="Table10.A1" office:value-type="string">
            <text:p text:style-name="P7"><text:sequence text:ref-name="refExemple9" text:name="Exemple" text:formula="ooow:Exemple+1" style:num-format="1">10</text:sequence></text:p>
          </table:table-cell>
          <table:table-cell table:style-name="Table10.A1" office:value-type="string">
            <text:p text:style-name="P17"><text:span text:style-name="Hebrew">wa-y-yivné ʾet hā ʾăvānī́m mizbḗaḥ b</text:span><text:span text:style-name="Hebrew"><text:span text:style-name="T7">ᵉ</text:span></text:span><text:span text:style-name="Hebrew"> šēm ʾădōnāy</text:span><text:span text:style-name="Source_20_Text"><text:note text:id="ftn12" text:note-class="footnote"><text:note-citation>12</text:note-citation><text:note-body><text:p text:style-name="P28"><text:span text:style-name="Hebrew">וַיִּבְנֶ֧ה אֶת־הָאֲבָנִ֛ים מִזְבֵּ֖חַ בְּשֵׁ֣ם יְהוָ֑ה</text:span></text:p></text:note-body></text:note></text:span></text:p>
          </table:table-cell>
        </table:table-row>
        <table:table-row>
          <table:table-cell table:style-name="Table10.A1" office:value-type="string">
            <text:p text:style-name="P26"/>
          </table:table-cell>
          <table:table-cell table:style-name="Table10.A1" office:value-type="string">
            <text:p text:style-name="P33">Etil aconstruitlespierres(inà)unauteldanslenomdelalord. '(1Rois 18:32)</text:p>
          </table:table-cell>
        </table:table-row>
      </table:table>
      <text:p text:style-name="Standard">Le nom <text:span text:style-name="Hebrew">mizbḗaḥ מִזְבֵּ֖חַ</text:span> prédicats de l'objet <text:span text:style-name="Hebrew">et hā ʾăvānī́m אֶת־הָאֲבָנִ֛ים</text:span> que lorsque l'actiondu bâtiment</text:p>
      <text:p text:style-name="Text_20_body">était terminée, les pierres étaient maintenant un autel. Autrement dit, Élie a travaillé sur les pierres et les pierres sont devenues un autel. </text:p>
      <text:p text:style-name="Text_20_body">Lesprédicatssecondairesontleurproprestructuresyntaxiquedistincte, dontjeparlerai dans l'article. Il est important que chaque catégoriesoitdéfinie entermessyntaxiquesetsémantiques clairs pour montrerpourquoiils sontdistincts. </text:p>
      <text:h text:style-name="Heading_20_2" text:outline-level="2"><text:bookmark-start text:name="__RefHeading___Toc25789_1846247122"/><text:bookmark text:name="_TOC_2500042"/>Trois types de NP<text:bookmark text:name="_TOC_2500041"/>«adverbial» locatif<text:bookmark-end text:name="__RefHeading___Toc25789_1846247122"/><text:bookmark text:name="_TOC_250004"/></text:h>
      <text:h text:style-name="Heading_20_3" text:outline-level="3"><text:bookmark-start text:name="__RefHeading___Toc25791_1846247122"/><text:bookmark text:name="_TOC_2500033"/>Une<text:bookmark text:name="_TOC_2500032"/> approche sémantique des modificateurs <text:bookmark text:name="_TOC_2500031"/>d'événements<text:bookmark-end text:name="__RefHeading___Toc25791_1846247122"/><text:bookmark text:name="_TOC_250003"/></text:h>
      <text:p text:style-name="Text_20_body">Danscettedernièrepartie de l'article, jesupposeunesémantique desévénementsnéo-davidsoniens, ce qui signifiesimplementquejesupposeque lespropositionspeuvent être traitéescommeintroduisantun`` événement ''ou une `` éventualité '' dans le discours qui peut être mentionné etmodifié. </text:p>
      <text:h text:style-name="Heading_20_3" text:outline-level="3"><text:bookmark-start text:name="__RefHeading___Toc25793_1846247122"/><text:bookmark text:name="_TOC_2500022"/>La syntaxe et la sémantique des modificateurs<text:bookmark text:name="_TOC_2500021"/> locatifs<text:bookmark-end text:name="__RefHeading___Toc25793_1846247122"/><text:bookmark text:name="_TOC_250002"/></text:h>
      <text:p text:style-name="Text_20_body">JeégalementsuivreClaudiaMaienbornàdistinguerentre lesmodificateursquiappliquentàtouteépreuve, unecertaine partie de l'événement, et à la proposition tout entière. Chacun deces</text:p>
      <text:p text:style-name="Text_20_body">troistypesasonpropresite d'adjonctioncorrespondantàsacontributionsémantique. </text:p>
      <text:h text:style-name="Heading_20_3" text:outline-level="3"><text:bookmark-start text:name="__RefHeading___Toc25795_1846247122"/><text:bookmark text:name="_TOC_2500011"/>Modificateurs NP locatifs en BH<text:bookmark-end text:name="__RefHeading___Toc25795_1846247122"/><text:bookmark text:name="_TOC_250001"/></text:h>
      <text:p text:style-name="Text_20_body">Ce quiétaittraditionnellement appelé «adverbial» devrait plutôt être désignéparle terme plus général de«modificateur». La raison est que certains modificateurs peuvent être affichés pour modifier l'événementcommeuntout-c'est l'événement-externeModificateur-tandis que d'autresmodifientseulementunepartie de l'événementparvoiedemodificationduverbe-c'estleEvent- Modificateur interne. Lepremierpourrait être appeléinformellementad-événementieletlesecondad-verbal. A partir demaintenantsur, doncjerestreinsleterme« adverbiale »àladernièresous -catégorie, l'événement interneModificateur. </text:p>
      <text:p text:style-name="Standard">Sinousconsidérons 1 Rois 8:32 ànouveau, nouspouvonsconstatercommen<text:span text:style-name="T14">t </text:span><text:span text:style-name="Hebrew"><text:span text:style-name="T14">ha-š-šāmáyim </text:span></text:span><text:soft-page-break/><text:span text:style-name="Hebrew"><text:span text:style-name="T14">השׁמים</text:span></text:span><text:span text:style-name="T14"> </text:span>spécifie un emplacement pourunévénement d'audience. Iln'y ariensur l'emplacementquiaffectequelgenre d'événementil s'agit. C'est unévénement d'entendre si cela a lieu dans le ciel, dans letemple ou dans un placard. La phrase <text:span text:style-name="Hebrew"><text:span text:style-name="T14">ha-š-šāmáyim השׁמים</text:span></text:span> est donc unmodificateurEvent-External. </text:p>
      <text:p text:style-name="Text_20_body">En revanche, il y a le cas de Genèse 3:15:</text:p>
      <table:table table:name="Table11" table:style-name="Table11">
        <table:table-column table:style-name="Table11.A"/>
        <table:table-column table:style-name="Table11.B"/>
        <table:table-row>
          <table:table-cell table:style-name="Table11.A1" office:value-type="string">
            <text:p text:style-name="P7"><text:sequence text:ref-name="refExemple10" text:name="Exemple" text:formula="ooow:Exemple+1" style:num-format="1">11</text:sequence></text:p>
          </table:table-cell>
          <table:table-cell table:style-name="Table11.A1" office:value-type="string">
            <text:p text:style-name="P7"><text:span text:style-name="Hebrew">hū y</text:span><text:span text:style-name="Hebrew"><text:span text:style-name="T7">ᵉ</text:span></text:span><text:span text:style-name="Hebrew">šūf</text:span><text:span text:style-name="Hebrew"><text:span text:style-name="T7">ᵉ</text:span></text:span><text:span text:style-name="Hebrew">xā́ rōš w</text:span><text:span text:style-name="Hebrew"><text:span text:style-name="T7">ᵉ</text:span></text:span><text:span text:style-name="Hebrew"> ʾattā́ t</text:span><text:span text:style-name="Hebrew"><text:span text:style-name="T7">ᵉ</text:span></text:span><text:span text:style-name="Hebrew">šūfénnū ʿāqḗv</text:span><text:span text:style-name="Source_20_Text"><text:note text:id="ftn13" text:note-class="footnote"><text:note-citation>13</text:note-citation><text:note-body><text:p text:style-name="P28"><text:span text:style-name="Hebrew">ה֚וּא יְשׁוּפְךָ֣ רֹ֔אשׁ וְאַתָּ֖ה תְּשׁוּפֶ֥נּוּ עָקֵֽב</text:span></text:p></text:note-body></text:note></text:span></text:p>
          </table:table-cell>
        </table:table-row>
        <table:table-row>
          <table:table-cell table:style-name="Table11.A1" office:value-type="string">
            <text:p text:style-name="P26"/>
          </table:table-cell>
          <table:table-cell table:style-name="Table11.A1" office:value-type="string">
            <text:p text:style-name="P17"><text:span text:style-name="T2">"Ilvousblessera(à la) tête etvousle blesserez (au)talon. "(Gen3:15)</text:span><text:reference-mark-start text:name="ZOTERO_ITEM CSL_CITATION {&quot;citationID&quot;:&quot;HASFGFyX&quot;,&quot;properties&quot;:{&quot;formattedCitation&quot;:&quot;(Waltke and O\\uc0\\u8217{}Connor, 1990, para. 10.2.2d)&quot;,&quot;plainCitation&quot;:&quot;(Waltke and O’Connor, 1990, para. 10.2.2d)&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d&quot;,&quot;label&quot;:&quot;paragraph&quot;}],&quot;schema&quot;:&quot;https://github.com/citation-style-language/schema/raw/master/csl-citation.json&quot;} RNDMW4fwbxb7O"/><text:span text:style-name="T2">(Waltke and O’Connor, 1990, para. 10. 2. 2d)</text:span><text:reference-mark-end text:name="ZOTERO_ITEM CSL_CITATION {&quot;citationID&quot;:&quot;HASFGFyX&quot;,&quot;properties&quot;:{&quot;formattedCitation&quot;:&quot;(Waltke and O\\uc0\\u8217{}Connor, 1990, para. 10.2.2d)&quot;,&quot;plainCitation&quot;:&quot;(Waltke and O’Connor, 1990, para. 10.2.2d)&quot;,&quot;noteIndex&quot;:0},&quot;citationItems&quot;:[{&quot;id&quot;:172,&quot;uris&quot;:[&quot;http://zotero.org/users/local/Ah3Tg2eQ/items/WP65P9K8&quot;],&quot;uri&quot;:[&quot;http://zotero.org/users/local/Ah3Tg2eQ/items/WP65P9K8&quot;],&quot;itemData&quot;:{&quot;id&quot;:172,&quot;type&quot;:&quot;book&quot;,&quot;event-place&quot;:&quot;Winona Lake&quot;,&quot;language&quot;:&quot;en&quot;,&quot;publisher&quot;:&quot;Eisenbrauns&quot;,&quot;publisher-place&quot;:&quot;Winona Lake&quot;,&quot;title&quot;:&quot;An Introduction to Biblical Hebrew Syntax&quot;,&quot;author&quot;:[{&quot;family&quot;:&quot;Waltke&quot;,&quot;given&quot;:&quot;Bruce K.&quot;},{&quot;family&quot;:&quot;O’Connor&quot;,&quot;given&quot;:&quot;M.&quot;}],&quot;issued&quot;:{&quot;date-parts&quot;:[[&quot;1990&quot;]]}},&quot;locator&quot;:&quot;10.2.2d&quot;,&quot;label&quot;:&quot;paragraph&quot;}],&quot;schema&quot;:&quot;https://github.com/citation-style-language/schema/raw/master/csl-citation.json&quot;} RNDMW4fwbxb7O"/></text:p>
          </table:table-cell>
        </table:table-row>
      </table:table>
      <text:p text:style-name="Standard">Il s'agit certes d'un cas difficile, et on pourraitvouloiren discuter <text:span text:style-name="Hebrew">rōš רֹ֔אשׁ</text:span> und <text:span text:style-name="Hebrew">ʿāqḗv עָקֵֽב</text:span> sont des arguments dans unmodèletrivalentdu verbe. Cependant, ces noms peuventbe</text:p>
      <text:p text:style-name="Text_20_body">compriscommelocatifsmodificateursdans l'événement internesens. Latêteet letalonsont les surfaces de contact pour l'action de frapper ou de blesser. Autrement dit, lesemplacements font partie des descriptions de cesdeuxévénements distincts. Le premier est unévénementde blessureàlatête, quin'estpasdutoutlemêmequelesecond, quiestunévénementde blessure autalon. </text:p>
      <text:p text:style-name="Standard">Finally, envisager <text:span text:style-name="Hebrew">ha-k-kissḗ הַכִּסֵּ֖א</text:span> <text:s/>dans Genèse 41:40:</text:p>
      <table:table table:name="Table12" table:style-name="Table12">
        <table:table-column table:style-name="Table12.A"/>
        <table:table-column table:style-name="Table12.B"/>
        <table:table-row>
          <table:table-cell table:style-name="Table12.A1" office:value-type="string">
            <text:p text:style-name="P7"><text:sequence text:ref-name="refExemple11" text:name="Exemple" text:formula="ooow:Exemple+1" style:num-format="1">12</text:sequence></text:p>
          </table:table-cell>
          <table:table-cell table:style-name="Table12.A1" office:value-type="string">
            <text:p text:style-name="P7"><text:span text:style-name="Hebrew"><text:span text:style-name="T8">r</text:span></text:span><text:span text:style-name="Hebrew">aq ha-k-kissḗ ʾegdál mimmékkā</text:span><text:span text:style-name="Source_20_Text"><text:note text:id="ftn14" text:note-class="footnote"><text:note-citation>14</text:note-citation><text:note-body><text:p text:style-name="P28"><text:span text:style-name="Hebrew">רַ֥ק הַכִּסֵּ֖א אֶגְדַּ֥ל מִמֶּֽךָּ</text:span></text:p></text:note-body></text:note></text:span></text:p>
          </table:table-cell>
        </table:table-row>
        <table:table-row>
          <table:table-cell table:style-name="Table12.A1" office:value-type="string">
            <text:p text:style-name="P26"/>
          </table:table-cell>
          <table:table-cell table:style-name="Table12.A1" office:value-type="string">
            <text:p text:style-name="P33">«Seulement (en ce qui concerne) le trône, je serai plus grand que toi. (Gen 41:40)</text:p>
          </table:table-cell>
        </table:table-row>
      </table:table>
      <text:p text:style-name="Standard">Arnold&amp;Choiétiquettecenomphraseun« adverbialeaccusatifdespécification. »Comment- jamais, ilconvientbienavecde Maienborntroisième letypedegéolocalisémodificateur, leModificateur Frame-réglage. Un modificateur de définition de trame restreint le domaine d'une proposition à unemplacement spécifique. Le test de Maienborn pour les modificateurs de définition de trame consiste àvérifiersi l'omission du locatif modifie lavaleurdevéritéde la proposition. Et en effet, sinousréduisons la clause àfl <text:span text:style-name="Hebrew">ʾegdál mimmékkā אֶגְדַּ֥ל מִמֶּֽךָּ</text:span> «Je suisouseraiplusgrand que toi», nousvoyons que ce n'est plus vrai. Dans le contexte, Pharaon affirme que Joseph a la pleineautoritéde Pharaon - c'est-à-dire qu'ils sont égaux - à tous égards, sauf pourle trône. Seul Pharaon a droit au trône et sur le trône, la parole du Pharaon remplace celle deJoseph. </text:p>
      <text:h text:style-name="Heading_20_2" text:outline-level="2"><text:bookmark-start text:name="__RefHeading___Toc25797_1846247122"/>Conclusion<text:bookmark-end text:name="__RefHeading___Toc25797_1846247122"/></text:h>
      <text:p text:style-name="Text_20_body">Enrésumé, l'intitulé «Catégorie 2» dutableau1 peut donc être trèssimplifié. Au lieudeproliférer denombreuxtermesidiosyncratiquessurlabasedelasémantique d'unnom, ilestplusraisonnablederestreindrelessous-catégoriesàcellesquipeuvent être définies enfonction de la structure syntaxique et selon qu'elles modifient l'événemententier, seulement une partie de l'événementoulepropositionentière. Lestroissous-catégoriesproposéesicisont les modificateurs d'événements externes, les modificateurs d'événements internes et les modificateurs de définition <text:soft-page-break/>de trame. À l'heureactuelle, les modificateurs de l'hébreu biblique semblent appartenir à trois types de base - letemps, lamanière et le lieu - et ceux-ci correspondent bien aux résultats de Larson pour l'anglais. </text:p>
      <text:p text:style-name="Text_20_body">Les phrases nominales considérées ici qui ne sont pas des modificateursontété classées soit comme arguments soit comme prédicats secondaires. La grande variation sémantiqueat- testéepouraccusatifnomphrasesest -engrande partieunrésultatdeverbalesélection. Les arguments sont les phrases requisesparla sémantique d'unmodèle devalence verbale. </text:p>
      <text:p text:style-name="Text_20_body">La prise encomptedesprédicatssecondairesexigeunetroisièmecatégoriedistincte, assortie d'une syntaxe et d'une représentation sémantique distinctes. Les prédicats secondaires sont, commesonnom l'indique, un deuxième prédicat dans une clause qui prédicte quelque chose sur l'un des arguments du verbe, soit un sujet soit un objet. Les phrases nominales précédemmentqualifiées d'accusateursadverbiaux d'étatetdeproduitsontenfaitdesprédicatssecondairesreprésentatifset résultants. </text:p>
      <text:h text:style-name="Heading_20_2" text:outline-level="2"><text:bookmark-start text:name="__RefHeading___Toc25799_1846247122"/><text:span text:style-name="T3">R</text:span>éférences<text:bookmark-end text:name="__RefHeading___Toc25799_1846247122"/></text:h>
      <text:section text:style-name="Sect1" text:name="ZOTERO_BIBL {&quot;uncited&quot;:[],&quot;omitted&quot;:[],&quot;custom&quot;:[]} CSL_BIBLIOGRAPHY RNDcVP4f2Vku4">
        <text:p text:style-name="Bibliography_20_1">Arnold, B. T. , Choi, J. H. , 2003. A Guide to Biblical Hebrew Syntax. Cambridge University Press, Cam-bridge. </text:p>
        <text:p text:style-name="Bibliography_20_1">Bowers, J. , 2001. Predication, in: Baltin, M. , Collins, C. (Eds. ), The Handbook of Contemporary Syntactic Theory. Blackwell, Malden, pp. 299–333. </text:p>
        <text:p text:style-name="Bibliography_20_1">Bowers, J. , 1993. The Syntax of Predication. Linguistic Inquiry 24, 591–656. </text:p>
        <text:p text:style-name="Bibliography_20_1">Chomsky, N. , 2000. Minimalist Inquiries: The Framework, in: Michaels, D. , JUriagereka (Eds. ), Step by Step: Essays on Minimalist Syntax in Honor of Howard Lasnik. MIT Press, Cambridge, pp. 89–155. </text:p>
        <text:p text:style-name="Bibliography_20_1">Chomsky, N. , 1995. The Minimalist Program. MIT Press, Cambridge. </text:p>
        <text:p text:style-name="Bibliography_20_1">Chomsky, N. , 1993. A Minimalist Program for Linguistic Theory, in: Hale, K. , Keyser, S. J. (Eds. ), The View from Building 20: Essays in Linguistics in Honor of Sylvain Bromberger. MIT Press, Cambridge, pp. 1–52. </text:p>
        <text:p text:style-name="Bibliography_20_1">Cook, J. A. , 2014. Verbal Valency in Biblical Hebrew and the Case of אלמ, in: PaperPresented at the Annual Meeting of the Society of Biblical Literature. San Diego, CA. </text:p>
        <text:p text:style-name="Bibliography_20_1">Cook, J. A. , 2012a. Valency: The Intersection of Syntax and Semantics, in: PaperPresented at the Annual Meeting of the Society of Biblical Literature. Chicago, IL. </text:p>
        <text:p text:style-name="Bibliography_20_1">Cook, J. A. , 2012b. Valency: The Intersection of Syntax and Semantics. </text:p>
        <text:p text:style-name="Bibliography_20_1">Cuervo, M. C. , 2015. Causation without a CAUSE. Syntax 18, 388–424. </text:p>
        <text:p text:style-name="Bibliography_20_1">Cuervo, M. C. , 2003. Datives at Large (PhD diss. , ). MIT. </text:p>
        <text:p text:style-name="Bibliography_20_1">Gesenius, W. , Kautzsch, E. , Cowley, A. E. , 1910. Gesenius’ Hebrew Gram-mar, 2nd English. ed. The Clarendon Press, Oxford. </text:p>
        <text:p text:style-name="Bibliography_20_1">Halle, M. , Marantz, A. , 1994. Some Key Features of Distributed Morphology. MIT Working Papers in Linguistics 21, 275–288. </text:p>
        <text:p text:style-name="Bibliography_20_1">Halle, M. , Marantz, A. , 1993. Distributed Morphology and the Pieces of Inection, in: Kenneth, H. , Jay, S. (Eds. ), The View from Building 20: Essays in Linguistics in Honor of Sylvian Bromberger. MIT Press, Keyser, 111–176. Cambridge. </text:p>
        <text:p text:style-name="Bibliography_20_1">Harley, H. , 2012. Semantics in Distributed Morphology, in: Maien-born, C. , Heusinger, K. , Portner, P. (Eds. ), Semantics: An In-Ternational Handbook of Natural Language Meaning. Mouton deGruyter, Berlin, pp. 2151–2172. </text:p>
        <text:p text:style-name="Bibliography_20_1"><text:soft-page-break/>Joüon, P. P. , Muraoka, T. , 2006. A Grammar of Biblical Hebrew. Pon-ticio istituto biblico, Roma. </text:p>
        <text:p text:style-name="Bibliography_20_1">Larson, R. K. , 1985. Bare-NP Adverbs. Linguistic Inquiry 16, 595–621. </text:p>
        <text:p text:style-name="Bibliography_20_1">Malessa, M. , 2006. Untersuchungen zur verbalen Valenz im biblischen Hebräisch. Van Gorcum, Assen. </text:p>
        <text:p text:style-name="Bibliography_20_1">Merwe, V. , J. , C. H. , Naudé, J. , Kroeze, J. H. , 1999. A Biblical Hebrew Reference Grammar. Sheffield Academic Press, Sheffield. </text:p>
        <text:p text:style-name="Bibliography_20_1">Rothstein, S. , 2011. Secondary Predicates, in: Heusinger, K. , ClaudiaMaienborn, Portner, P. (Eds. ), Semantics: An International Handbook of Natural Language Meaning. De Gruyter Mouton, Berlin, pp. 1442–1262. </text:p>
        <text:p text:style-name="Bibliography_20_1">Waltke, B. K. , O’Connor, M. , 1990. An Introduction to Biblical Hebrew Syntax. Eisenbrauns, Winona Lake. </text:p>
        <text:p text:style-name="Bibliography_20_1">Wilson, J. D. , 2014. Verbal Valency in Biblical Hebrew: An Analysis of the Valency of רבע (Master’s thesis, ). Asbury Theological Seminary.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nos" svg:font-family="Tino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text-align="center" style:justify-single-word="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Hebrew" style:family="text" style:parent-style-name="User_20_Entry">
      <style:text-properties style:font-name="FreeSans" fo:font-family="FreeSans" style:font-style-name="Regular" style:font-family-generic="swiss" style:font-pitch="variable" fo:background-color="#ffff99" style:font-name-complex="Tinos" style:font-family-complex="Tinos" style:font-style-name-complex="Regular" style:font-pitch-complex="variable" style:font-size-complex="145%" style:language-complex="he" style:country-complex="IL" style:font-weight-complex="norma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FreeSans" fo:font-family="FreeSans" style:font-style-name="Regular" style:font-family-generic="swiss" style:font-pitch="variable"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Adverbial Noun Phrases in Biblical Hebrew</dc:title>
    <dc:description/>
    <dc:subject/>
    <meta:keyword/>
    <meta:initial-creator/>
    <dc:creator>Žāle Mottahedin</dc:creator>
    <meta:creation-date>2020-05-21T18:02:26Z</meta:creation-date>
    <dc:date>2020-05-23T16:35:37.558255725</dc:date>
    <meta:editing-duration>PT3H14M3S</meta:editing-duration>
    <meta:editing-cycles>55</meta:editing-cycles>
    <meta:document-statistic meta:table-count="12" meta:image-count="0" meta:object-count="0" meta:page-count="12" meta:paragraph-count="189" meta:word-count="3404" meta:character-count="27775" meta:non-whitespace-character-count="24497"/>
    <meta:user-defined meta:name="ZOTERO_PREF_1">&lt;data data-version="3" zotero-version="5.0.82"&gt;&lt;session id="WeKkypcX"/&gt;&lt;style id="http://www.zotero.org/styles/elsevier-harvard" hasBibliography="1" bibliographyStyleHasBeenSet="1"/&gt;&lt;prefs&gt;&lt;pref name="fieldType" value="ReferenceMark"/&gt;&lt;/prefs&gt;&lt;/data&gt;</meta:user-defined>
    <meta:user-defined meta:name="ZOTERO_PREF_2"/>
  </office:meta>
</office:document-meta>
</file>